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9pt"/>
    </style:style>
    <style:style style:name="co2" style:family="table-column">
      <style:table-column-properties fo:break-before="auto" style:column-width="463.95pt"/>
    </style:style>
    <style:style style:name="co3" style:family="table-column">
      <style:table-column-properties fo:break-before="auto" style:column-width="202.39pt"/>
    </style:style>
    <style:style style:name="co4" style:family="table-column">
      <style:table-column-properties fo:break-before="auto" style:column-width="486.31pt"/>
    </style:style>
    <style:style style:name="co5" style:family="table-column">
      <style:table-column-properties fo:break-before="auto" style:column-width="114.04pt"/>
    </style:style>
    <style:style style:name="co6" style:family="table-column">
      <style:table-column-properties fo:break-before="auto" style:column-width="150.0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40.66pt"/>
    </style:style>
    <style:style style:name="co9" style:family="table-column">
      <style:table-column-properties fo:break-before="auto" style:column-width="227.25pt"/>
    </style:style>
    <style:style style:name="co10" style:family="table-column">
      <style:table-column-properties fo:break-before="auto" style:column-width="132.04pt"/>
    </style:style>
    <style:style style:name="co11" style:family="table-column">
      <style:table-column-properties fo:break-before="auto" style:column-width="11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43.99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15.85pt" fo:break-before="auto" style:use-optimal-row-height="false"/>
    </style:style>
    <style:style style:name="ro12" style:family="table-row">
      <style:table-row-properties style:row-height="24.69pt" fo:break-before="auto" style:use-optimal-row-height="true"/>
    </style:style>
    <style:style style:name="ro13" style:family="table-row">
      <style:table-row-properties style:row-height="37.11pt" fo:break-before="auto" style:use-optimal-row-height="true"/>
    </style:style>
    <style:style style:name="ro14" style:family="table-row">
      <style:table-row-properties style:row-height="2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aa61a"/>
    </style:style>
    <style:style style:name="ce14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2pt"/>
    </style:style>
    <style:style style:name="ce20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2pt" style:font-name-asian="Noto Sans CJK SC" style:font-size-asian="10pt" style:language-asian="zh" style:country-asian="CN" style:font-name-complex="Lohit Devanagari1" style:font-size-complex="10pt" style:language-complex="hi" style:country-complex="IN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border="0.74pt solid #000000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  <style:style style:name="T2" style:family="text">
      <style:text-properties style:use-window-font-color="true" fo:font-size="12pt" style:letter-kerning="true" fo:language="en" fo:country="US" style:language-asian="hi" style:country-asian="IN" style:font-name-asian="Lohit Devanagari" style:font-size-asian="12pt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fo:font-size="12pt" fo:font-weight="normal" style:text-underline-style="none" style:text-underline-color="font-color" fo:font-style="normal" style:letter-kerning="true" fo:language="en" fo:country="US" style:language-asian="hi" style:country-asian="IN" style:font-name-asian="Lohit Devanagari" style:font-size-asian="12pt" style:font-weight-asian="normal" style:font-weight-complex="normal" style:font-style-asian="normal" style:font-style-complex="normal"/>
    </style:style>
    <style:style style:name="T5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6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number-columns-repeated="997" table:default-cell-style-name="Default"/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/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/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/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table:number-columns-repeated="99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apid thermal adaptation in photosymbionts of reef-building corals</text:p>
          </table:table-cell>
          <table:table-cell table:style-name="ce20" office:value-type="string" calcext:value-type="string">
            <text:p><text:span text:style-name="T1">(Chakravarti et al., 2017)</text:span></text:p>
          </table:table-cell>
          <table:table-cell table:style-name="ce15" office:value-type="string" calcext:value-type="string">
            <text:p>Specific growth rate</text:p>
          </table:table-cell>
          <table:table-cell table:number-columns-repeated="23"/>
          <table:table-cell table:style-name="ce23" table:number-columns-repeated="2"/>
          <table:table-cell table:number-columns-repeated="995"/>
        </table:table-row>
        <table:table-row table:style-name="ro3">
          <table:table-cell/>
          <table:table-cell table:style-name="ce15"/>
          <table:table-cell table:style-name="ce20"/>
          <table:table-cell table:style-name="ce15"/>
          <table:table-cell/>
          <table:table-cell office:value-type="string" calcext:value-type="string">
            <text:p>Supp material</text:p>
          </table:table-cell>
          <table:table-cell table:number-columns-repeated="12"/>
          <table:table-cell office:value-type="string" calcext:value-type="string">
            <text:p><text:s/>26.63 +- 0.001°C <text:s/>at 31.16+- 0.002°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0.157048218" calcext:value-type="float">
            <text:p>0.157048218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0.186878624" calcext:value-type="float">
            <text:p>0.186878624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style-name="ce15"/>
          <table:table-cell table:number-columns-repeated="15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0.15594568" calcext:value-type="float">
            <text:p>0.15594568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float" office:value="0.159676408" calcext:value-type="float">
            <text:p>0.159676408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0.150600307" calcext:value-type="float">
            <text:p>0.150600307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style-name="ce15"/>
          <table:table-cell table:number-columns-repeated="15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float" office:value="0.136679353" calcext:value-type="float">
            <text:p>0.136679353</text:p>
          </table:table-cell>
          <table:table-cell table:number-columns-repeated="997"/>
        </table:table-row>
        <table:table-row table:style-name="ro3">
          <table:table-cell/>
          <table:table-cell table:style-name="ce15"/>
          <table:table-cell table:style-name="ce20"/>
          <table:table-cell table:number-columns-repeated="16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0.156515845" calcext:value-type="float">
            <text:p>0.156515845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0.178297598" calcext:value-type="float">
            <text:p>0.178297598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0.120582612" calcext:value-type="float">
            <text:p>0.120582612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float" office:value="0.130010194" calcext:value-type="float">
            <text:p>0.130010194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0.135754262" calcext:value-type="float">
            <text:p>0.135754262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float" office:value="0.140784856" calcext:value-type="float">
            <text:p>0.140784856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0.071239491" calcext:value-type="float">
            <text:p>0.071239491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0.092767956" calcext:value-type="float">
            <text:p>0.092767956</text:p>
          </table:table-cell>
          <table:table-cell table:number-columns-repeated="997"/>
        </table:table-row>
        <table:table-row table:style-name="ro3">
          <table:table-cell/>
          <table:table-cell table:style-name="ce15"/>
          <table:table-cell table:style-name="ce20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0.065719207" calcext:value-type="float">
            <text:p>0.065719207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float" office:value="0.067289284" calcext:value-type="float">
            <text:p>0.067289284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0.061581711" calcext:value-type="float">
            <text:p>0.061581711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float" office:value="0.056852233" calcext:value-type="float">
            <text:p>0.056852233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-0.030254773" calcext:value-type="float">
            <text:p>-0.030254773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-0.043158112" calcext:value-type="float">
            <text:p>-0.043158112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-0.047987917" calcext:value-type="float">
            <text:p>-0.047987917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float" office:value="-0.082283403" calcext:value-type="float">
            <text:p>-0.082283403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style-name="ce15"/>
          <table:table-cell table:number-columns-repeated="15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-0.059954468" calcext:value-type="float">
            <text:p>-0.059954468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style-name="ce15"/>
          <table:table-cell table:number-columns-repeated="15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float" office:value="-0.008778745" calcext:value-type="float">
            <text:p>-0.008778745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number-columns-repeated="1021"/>
        </table:table-row>
        <table:table-row table:style-name="ro3">
          <table:table-cell table:number-columns-repeated="2"/>
          <table:table-cell table:style-name="ce20"/>
          <table:table-cell table:style-name="ce23"/>
          <table:table-cell table:number-columns-repeated="19"/>
          <table:table-cell table:style-name="ce27"/>
          <table:table-cell/>
          <table:table-cell table:style-name="ce27"/>
          <table:table-cell table:style-name="ce23"/>
          <table:table-cell table:number-columns-repeated="997"/>
        </table:table-row>
        <table:table-row table:style-name="ro3">
          <table:table-cell table:number-columns-repeated="2"/>
          <table:table-cell table:style-name="ce20"/>
          <table:table-cell table:style-name="ce23" office:value-type="string" calcext:value-type="string">
            <text:p>Growth (% change, <text:span text:style-name="T5">A. cytherea</text:span><text:span text:style-name="T6">)</text:span></text:p>
          </table:table-cell>
          <table:table-cell/>
          <table:table-cell office:value-type="string" calcext:value-type="string">
            <text:p>from graph </text:p>
          </table:table-cell>
          <table:table-cell table:style-name="ce15" office:value-type="float" office:value="0.743525104770468" calcext:value-type="float">
            <text:p>0.743525104770468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0.168853064435844" calcext:value-type="float">
            <text:p>0.168853064435844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-0.377912297885322" calcext:value-type="float">
            <text:p>-0.377912297885322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-1.13373689365597" calcext:value-type="float">
            <text:p>-1.13373689365597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/>
          <table:table-cell table:number-columns-repeated="2"/>
          <table:table-cell table:style-name="ce15" table:number-columns-repeated="6"/>
          <table:table-cell table:number-columns-repeated="1009"/>
        </table:table-row>
        <table:table-row table:style-name="ro5">
          <table:table-cell table:number-columns-repeated="3"/>
          <table:table-cell table:style-name="ce23" office:value-type="string" calcext:value-type="string">
            <text:p>Growth (% change, <text:span text:style-name="T5">A. hyacinthus</text:span><text:span text:style-name="T6">)</text:span></text:p>
          </table:table-cell>
          <table:table-cell table:number-columns-repeated="2"/>
          <table:table-cell table:style-name="ce15" office:value-type="float" office:value="1.10358226689575" calcext:value-type="float">
            <text:p>1.10358226689575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00284204948699" calcext:value-type="float">
            <text:p>1.00284204948699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0.623291960371876" calcext:value-type="float">
            <text:p>0.623291960371876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-0.717898489057303" calcext:value-type="float">
            <text:p>-0.717898489057303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/>
          <table:table-cell table:number-columns-repeated="2"/>
          <table:table-cell table:style-name="ce15" table:number-columns-repeated="6"/>
          <table:table-cell table:number-columns-repeated="1009"/>
        </table:table-row>
        <table:table-row table:style-name="ro5">
          <table:table-cell table:number-columns-repeated="3"/>
          <table:table-cell table:style-name="ce23" office:value-type="string" calcext:value-type="string">
            <text:p>Growth (% change, <text:span text:style-name="T5">A. sarmentosa</text:span><text:span text:style-name="T6">)</text:span></text:p>
          </table:table-cell>
          <table:table-cell table:number-columns-repeated="2"/>
          <table:table-cell table:style-name="ce15" office:value-type="float" office:value="0.153599126511347" calcext:value-type="float">
            <text:p>0.153599126511347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0.79150275373722" calcext:value-type="float">
            <text:p>0.79150275373722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0.0774900046564682" calcext:value-type="float">
            <text:p>0.077490004656468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-0.720146437804072" calcext:value-type="float">
            <text:p>-0.720146437804072</text:p>
          </table:table-cell>
          <table:table-cell table:number-columns-repeated="2"/>
          <table:table-cell table:style-name="ce15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/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/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/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table:number-columns-repeated="99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HERMAL SENSITIVITY OF DROSOPHILA MELANOGASTER RESPONDS RAPIDLY TO LABORATORY NATURAL SELECTION</text:p>
          </table:table-cell>
          <table:table-cell table:style-name="ce20" office:value-type="string" calcext:value-type="string">
            <text:p><text:span text:style-name="T1">(Huey et al., 1991)</text:span></text:p>
          </table:table-cell>
          <table:table-cell office:value-type="string" calcext:value-type="string">
            <text:p>Development time </text:p>
          </table:table-cell>
          <table:table-cell/>
          <table:table-cell office:value-type="string" calcext:value-type="string">
            <text:p>From table in paper </text:p>
          </table:table-cell>
          <table:table-cell table:number-columns-repeated="3"/>
          <table:table-cell office:value-type="float" office:value="23.64" calcext:value-type="float">
            <text:p>23.64</text:p>
          </table:table-cell>
          <table:table-cell office:value-type="float" office:value="0.019" calcext:value-type="float">
            <text:p>0.019</text:p>
          </table:table-cell>
          <table:table-cell office:value-type="float" office:value="23" calcext:value-type="float">
            <text:p>23</text:p>
          </table:table-cell>
          <table:table-cell office:value-type="float" office:value="0.019" calcext:value-type="float">
            <text:p>0.019</text:p>
          </table:table-cell>
          <table:table-cell table:number-columns-repeated="5"/>
          <table:table-cell table:number-columns-repeated="2" office:value-type="float" office:value="16.5" calcext:value-type="float">
            <text:p>16.5</text:p>
          </table:table-cell>
          <table:table-cell table:number-columns-repeated="1004"/>
        </table:table-row>
        <table:table-row table:style-name="ro4">
          <table:table-cell table:number-columns-repeated="9"/>
          <table:table-cell office:value-type="float" office:value="24.26" calcext:value-type="float">
            <text:p>24.26</text:p>
          </table:table-cell>
          <table:table-cell office:value-type="float" office:value="0.02" calcext:value-type="float">
            <text:p>0.02</text:p>
          </table:table-cell>
          <table:table-cell office:value-type="float" office:value="23.51" calcext:value-type="float">
            <text:p>23.51</text:p>
          </table:table-cell>
          <table:table-cell office:value-type="float" office:value="0.02" calcext:value-type="float">
            <text:p>0.02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1004"/>
        </table:table-row>
        <table:table-row table:style-name="ro4">
          <table:table-cell table:number-columns-repeated="9"/>
          <table:table-cell office:value-type="float" office:value="9.7" calcext:value-type="float">
            <text:p>9.7</text:p>
          </table:table-cell>
          <table:table-cell office:value-type="float" office:value="0.02" calcext:value-type="float">
            <text:p>0.02</text:p>
          </table:table-cell>
          <table:table-cell office:value-type="float" office:value="9.49" calcext:value-type="float">
            <text:p>9.49</text:p>
          </table:table-cell>
          <table:table-cell office:value-type="float" office:value="0.02" calcext:value-type="float">
            <text:p>0.02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4">
          <table:table-cell table:number-columns-repeated="9"/>
          <table:table-cell office:value-type="float" office:value="9.57" calcext:value-type="float">
            <text:p>9.57</text:p>
          </table:table-cell>
          <table:table-cell office:value-type="float" office:value="0.021" calcext:value-type="float">
            <text:p>0.021</text:p>
          </table:table-cell>
          <table:table-cell office:value-type="float" office:value="9.35" calcext:value-type="float">
            <text:p>9.35</text:p>
          </table:table-cell>
          <table:table-cell office:value-type="float" office:value="0.021" calcext:value-type="float">
            <text:p>0.021</text:p>
          </table:table-cell>
          <table:table-cell table:number-columns-repeated="5"/>
          <table:table-cell table:number-columns-repeated="2" office:value-type="float" office:value="25" calcext:value-type="float">
            <text:p>25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20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/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/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table:number-columns-repeated="99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n experimental test of evolutionary trade-offs</text:p>
            <text:p>during temperature adaptation</text:p>
          </table:table-cell>
          <table:table-cell table:style-name="ce20" office:value-type="string" calcext:value-type="string">
            <text:p><text:span text:style-name="T1">(Bennett and Lenski, 2007)</text:span></text:p>
          </table:table-cell>
          <table:table-cell office:value-type="string" calcext:value-type="string">
            <text:p>relative fitness through competition assays </text:p>
          </table:table-cell>
          <table:table-cell/>
          <table:table-cell office:value-type="string" calcext:value-type="string">
            <text:p>From table in paper </text:p>
          </table:table-cell>
          <table:table-cell table:style-name="ce24" office:value-type="float" office:value="1.037" calcext:value-type="float">
            <text:p>1.037</text:p>
          </table:table-cell>
          <table:table-cell table:style-name="ce24"/>
          <table:table-cell table:style-name="ce24" office:value-type="float" office:value="0.032" calcext:value-type="float">
            <text:p>0.032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26" office:value-type="float" office:value="32" calcext:value-type="float">
            <text:p>32</text:p>
          </table:table-cell>
          <table:table-cell table:style-name="ce26"/>
          <table:table-cell table:number-columns-repeated="1002"/>
        </table:table-row>
        <table:table-row table:style-name="ro4">
          <table:table-cell table:number-columns-repeated="6"/>
          <table:table-cell office:value-type="float" office:value="1.153" calcext:value-type="float">
            <text:p>1.153</text:p>
          </table:table-cell>
          <table:table-cell/>
          <table:table-cell office:value-type="float" office:value="0.057" calcext:value-type="float">
            <text:p>0.057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976" calcext:value-type="float">
            <text:p>0.976</text:p>
          </table:table-cell>
          <table:table-cell/>
          <table:table-cell office:value-type="float" office:value="0.042" calcext:value-type="float">
            <text:p>0.042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.098" calcext:value-type="float">
            <text:p>1.098</text:p>
          </table:table-cell>
          <table:table-cell/>
          <table:table-cell office:value-type="float" office:value="0.032" calcext:value-type="float">
            <text:p>0.032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7/20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99" calcext:value-type="float">
            <text:p>0.9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.113" calcext:value-type="float">
            <text:p>1.113</text:p>
          </table:table-cell>
          <table:table-cell/>
          <table:table-cell office:value-type="float" office:value="0.051" calcext:value-type="float">
            <text:p>0.051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.014" calcext:value-type="float">
            <text:p>1.014</text:p>
          </table:table-cell>
          <table:table-cell/>
          <table:table-cell office:value-type="float" office:value="0.041" calcext:value-type="float">
            <text:p>0.04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string" calcext:value-type="string">
            <text:p>32–42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.116" calcext:value-type="float">
            <text:p>1.116</text:p>
          </table:table-cell>
          <table:table-cell/>
          <table:table-cell office:value-type="float" office:value="0.054" calcext:value-type="float">
            <text:p>0.054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2–42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float" office:value="0.917" calcext:value-type="float">
            <text:p>0.917</text:p>
          </table:table-cell>
          <table:table-cell/>
          <table:table-cell office:value-type="float" office:value="0.224" calcext:value-type="float">
            <text:p>0.224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style-name="ce26" office:value-type="float" office:value="32" calcext:value-type="float">
            <text:p>32</text:p>
          </table:table-cell>
          <table:table-cell table:style-name="ce26"/>
          <table:table-cell table:number-columns-repeated="1002"/>
        </table:table-row>
        <table:table-row table:style-name="ro4">
          <table:table-cell table:number-columns-repeated="6"/>
          <table:table-cell office:value-type="float" office:value="0.798" calcext:value-type="float">
            <text:p>0.798</text:p>
          </table:table-cell>
          <table:table-cell/>
          <table:table-cell office:value-type="float" office:value="0.222" calcext:value-type="float">
            <text:p>0.222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947" calcext:value-type="float">
            <text:p>0.947</text:p>
          </table:table-cell>
          <table:table-cell/>
          <table:table-cell office:value-type="float" office:value="0.182" calcext:value-type="float">
            <text:p>0.182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87" calcext:value-type="float">
            <text:p>0.87</text:p>
          </table:table-cell>
          <table:table-cell/>
          <table:table-cell office:value-type="float" office:value="0.138" calcext:value-type="float">
            <text:p>0.13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.115" calcext:value-type="float">
            <text:p>1.115</text:p>
          </table:table-cell>
          <table:table-cell/>
          <table:table-cell office:value-type="float" office:value="0.028" calcext:value-type="float">
            <text:p>0.028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.048" calcext:value-type="float">
            <text:p>1.048</text:p>
          </table:table-cell>
          <table:table-cell/>
          <table:table-cell office:value-type="float" office:value="0.107" calcext:value-type="float">
            <text:p>0.107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.083" calcext:value-type="float">
            <text:p>1.083</text:p>
          </table:table-cell>
          <table:table-cell/>
          <table:table-cell office:value-type="float" office:value="0.024" calcext:value-type="float">
            <text:p>0.024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string" calcext:value-type="string">
            <text:p>32–42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97" calcext:value-type="float">
            <text:p>0.97</text:p>
          </table:table-cell>
          <table:table-cell/>
          <table:table-cell office:value-type="float" office:value="0.038" calcext:value-type="float">
            <text:p>0.03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2–42</text:p>
          </table:table-cell>
          <table:table-cell table:number-columns-repeated="1003"/>
        </table:table-row>
        <table:table-row table:style-name="ro4" table:number-rows-repeated="5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/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/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table:number-columns-repeated="997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Mating system affects population</text:p>
            <text:p>performance and extinction risk under</text:p>
            <text:p>environmental challenge</text:p>
          </table:table-cell>
          <table:table-cell table:style-name="ce20" office:value-type="string" calcext:value-type="string">
            <text:p><text:span text:style-name="T2">(Plesnar-Bielak et al., 2012)</text:span></text:p>
          </table:table-cell>
          <table:table-cell table:number-columns-repeated="2"/>
          <table:table-cell office:value-type="string" calcext:value-type="string">
            <text:p>from graph 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fecundity</text:p>
          </table:table-cell>
          <table:table-cell table:number-columns-repeated="7"/>
          <table:table-cell table:style-name="ce15" office:value-type="float" office:value="135.169164882227" calcext:value-type="float">
            <text:p>135.169164882227</text:p>
          </table:table-cell>
          <table:table-cell office:value-type="float" office:value="6.16702355460384" calcext:value-type="float">
            <text:p>6.16702355460384</text:p>
          </table:table-cell>
          <table:table-cell table:number-columns-repeated="5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ntrol monogamous 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51.4004282655247" calcext:value-type="float">
            <text:p>51.4004282655247</text:p>
          </table:table-cell>
          <table:table-cell office:value-type="float" office:value="6.93790149892934" calcext:value-type="float">
            <text:p>6.9379014989293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trol monogamous 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90.8253288467421" calcext:value-type="float">
            <text:p>90.8253288467421</text:p>
          </table:table-cell>
          <table:table-cell office:value-type="float" office:value="8.47965738758029" calcext:value-type="float">
            <text:p>8.47965738758029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gamous 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26.7139798103395" calcext:value-type="float">
            <text:p>26.7139798103395</text:p>
          </table:table-cell>
          <table:table-cell office:value-type="float" office:value="13.4903640256959" calcext:value-type="float">
            <text:p>13.4903640256959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monogamous 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142.862037320281" calcext:value-type="float">
            <text:p>142.862037320281</text:p>
          </table:table-cell>
          <table:table-cell office:value-type="float" office:value="5.7815845824411" calcext:value-type="float">
            <text:p>5.7815845824411</text:p>
          </table:table-cell>
          <table:table-cell table:number-columns-repeated="5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ntrol polygamous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73.3545426736005" calcext:value-type="float">
            <text:p>73.3545426736005</text:p>
          </table:table-cell>
          <table:table-cell office:value-type="float" office:value="6.93790149892934" calcext:value-type="float">
            <text:p>6.9379014989293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trol polygamous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118.945243193637" calcext:value-type="float">
            <text:p>118.945243193637</text:p>
          </table:table-cell>
          <table:table-cell office:value-type="float" office:value="5.78158458244113" calcext:value-type="float">
            <text:p>5.7815845824411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lygamous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88.3670847353931" calcext:value-type="float">
            <text:p>88.3670847353931</text:p>
          </table:table-cell>
          <table:table-cell office:value-type="float" office:value="6.55246252676659" calcext:value-type="float">
            <text:p>6.55246252676659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olygamous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female fertility (% of fertile females)</text:p>
          </table:table-cell>
          <table:table-cell table:number-columns-repeated="7"/>
          <table:table-cell table:style-name="ce15" office:value-type="float" office:value="82.089552238806" calcext:value-type="float">
            <text:p>82.089552238806</text:p>
          </table:table-cell>
          <table:table-cell office:value-type="float" office:value="6.09808102345416" calcext:value-type="float">
            <text:p>6.09808102345416</text:p>
          </table:table-cell>
          <table:table-cell table:number-columns-repeated="5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ntrol monogamous 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50.1918976545842" calcext:value-type="float">
            <text:p>50.1918976545842</text:p>
          </table:table-cell>
          <table:table-cell office:value-type="float" office:value="6.09808102345414" calcext:value-type="float">
            <text:p>6.0980810234541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trol monogamous 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77.1641791044776" calcext:value-type="float">
            <text:p>77.1641791044776</text:p>
          </table:table-cell>
          <table:table-cell office:value-type="float" office:value="7.73987206823026" calcext:value-type="float">
            <text:p>7.73987206823026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gamous 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26.2686567164179" calcext:value-type="float">
            <text:p>26.2686567164179</text:p>
          </table:table-cell>
          <table:table-cell office:value-type="float" office:value="7.97441364605545" calcext:value-type="float">
            <text:p>7.97441364605545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monogamous 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91.2366737739872" calcext:value-type="float">
            <text:p>91.2366737739872</text:p>
          </table:table-cell>
          <table:table-cell office:value-type="float" office:value="6.33262260127933" calcext:value-type="float">
            <text:p>6.33262260127933</text:p>
          </table:table-cell>
          <table:table-cell table:number-columns-repeated="5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ntrol polygamous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72.7078891257996" calcext:value-type="float">
            <text:p>72.7078891257996</text:p>
          </table:table-cell>
          <table:table-cell office:value-type="float" office:value="6.33262260127931" calcext:value-type="float">
            <text:p>6.3326226012793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trol polygamous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77.6332622601279" calcext:value-type="float">
            <text:p>77.6332622601279</text:p>
          </table:table-cell>
          <table:table-cell office:value-type="float" office:value="6.09808102345416" calcext:value-type="float">
            <text:p>6.09808102345416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lygamous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15" office:value-type="float" office:value="75.5223880597015" calcext:value-type="float">
            <text:p>75.5223880597015</text:p>
          </table:table-cell>
          <table:table-cell office:value-type="float" office:value="6.33262260127933" calcext:value-type="float">
            <text:p>6.33262260127933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olygamous</text:p>
          </table:table-cell>
          <table:table-cell table:number-columns-repeated="100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2"/>
          <table:table-cell table:style-name="ce13" table:number-columns-repeated="98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/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/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table:number-columns-repeated="15"/>
          <table:table-cell table:number-columns-repeated="98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oles of adaptation, chance and history in the evolution</text:p>
            <text:p>of the dinoflagellate Prorocentrum triestinum</text:p>
          </table:table-cell>
          <table:table-cell table:style-name="ce21" office:value-type="string" calcext:value-type="string">
            <text:p>(Flores-Moya et al., 2008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mean fitness r selection</text:p>
          </table:table-cell>
          <table:table-cell/>
          <table:table-cell office:value-type="string" calcext:value-type="string">
            <text:p>From Graph </text:p>
          </table:table-cell>
          <table:table-cell office:value-type="float" office:value="0.560349127182044" calcext:value-type="float">
            <text:p>0.560349127182044</text:p>
          </table:table-cell>
          <table:table-cell/>
          <table:table-cell office:value-type="float" office:value="0.00560251187089972" calcext:value-type="float">
            <text:p>0.0056025118709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table:style-name="ce15" office:value-type="string" calcext:value-type="string">
            <text:p>Initial conditions (f/2medium, 20°C</text:p>
          </table:table-cell>
          <table:table-cell table:style-name="ce15"/>
          <table:table-cell table:number-columns-repeated="1002"/>
        </table:table-row>
        <table:table-row table:style-name="ro6">
          <table:table-cell table:number-columns-repeated="6"/>
          <table:table-cell office:value-type="float" office:value="0.663341645885286" calcext:value-type="float">
            <text:p>0.663341645885286</text:p>
          </table:table-cell>
          <table:table-cell/>
          <table:table-cell office:value-type="float" office:value="0.00755121165208256" calcext:value-type="float">
            <text:p>0.007551211652083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table:style-name="ce15" office:value-type="string" calcext:value-type="string">
            <text:p>Selective conditions(c. 400 generations, fmedium, 25°C</text:p>
          </table:table-cell>
          <table:table-cell table:style-name="ce15"/>
          <table:table-cell table:number-columns-repeated="1002"/>
        </table:table-row>
        <table:table-row table:style-name="ro7">
          <table:table-cell table:number-columns-repeated="6"/>
          <table:table-cell office:value-type="float" office:value="0.497506234413965" calcext:value-type="float">
            <text:p>0.497506234413965</text:p>
          </table:table-cell>
          <table:table-cell/>
          <table:table-cell office:value-type="float" office:value="0.00365381208971738" calcext:value-type="float">
            <text:p>0.003653812089717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table:style-name="ce15" office:value-type="string" calcext:value-type="string">
            <text:p>Return to intialconditions (c. 120generations, f/2medium, 20°C</text:p>
          </table:table-cell>
          <table:table-cell table:style-name="ce15"/>
          <table:table-cell table:number-columns-repeated="1002"/>
        </table:table-row>
        <table:table-row table:style-name="ro4">
          <table:table-cell table:number-columns-repeated="42"/>
          <table:table-cell table:style-name="ce13" table:number-columns-repeated="982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429553775743707" calcext:value-type="float">
            <text:p>0.429553775743707</text:p>
          </table:table-cell>
          <table:table-cell table:number-columns-repeated="997"/>
        </table:table-row>
        <table:table-row table:style-name="ro4">
          <table:table-cell table:number-columns-repeated="6"/>
          <table:table-cell table:style-name="ce15"/>
          <table:table-cell table:number-columns-repeated="12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40041952707857" calcext:value-type="float">
            <text:p>0.44004195270785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440041952707857" calcext:value-type="float">
            <text:p>0.44004195270785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450530129672006" calcext:value-type="float">
            <text:p>0.45053012967200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459588100686499" calcext:value-type="float">
            <text:p>0.45958810068649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469599542334096" calcext:value-type="float">
            <text:p>0.46959954233409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69599542334096" calcext:value-type="float">
            <text:p>0.46959954233409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469599542334096" calcext:value-type="float">
            <text:p>0.46959954233409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490099160945843" calcext:value-type="float">
            <text:p>0.49009916094584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490099160945843" calcext:value-type="float">
            <text:p>0.49009916094584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00587337909992" calcext:value-type="float">
            <text:p>0.50058733790999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39679633867277" calcext:value-type="float">
            <text:p>0.53967963386727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539679633867277" calcext:value-type="float">
            <text:p>0.53967963386727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539679633867277" calcext:value-type="float">
            <text:p>0.53967963386727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539679633867277" calcext:value-type="float">
            <text:p>0.53967963386727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40855034722222" calcext:value-type="float">
            <text:p>0.64085503472222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630004340277778" calcext:value-type="float">
            <text:p>0.63000434027777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62078125" calcext:value-type="float">
            <text:p>0.6207812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609930555555555" calcext:value-type="float">
            <text:p>0.60993055555555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630546875" calcext:value-type="float">
            <text:p>0.63054687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20238715277778" calcext:value-type="float">
            <text:p>0.62023871527777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12100694444444" calcext:value-type="float">
            <text:p>0.612100694444444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07217881944444" calcext:value-type="float">
            <text:p>0.607217881944444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660386284722222" calcext:value-type="float">
            <text:p>0.66038628472222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50078125" calcext:value-type="float">
            <text:p>0.65007812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40855034722222" calcext:value-type="float">
            <text:p>0.64085503472222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633259548611111" calcext:value-type="float">
            <text:p>0.633259548611111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628376736111111" calcext:value-type="float">
            <text:p>0.628376736111111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650078125" calcext:value-type="float">
            <text:p>0.65007812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660386284722222" calcext:value-type="float">
            <text:p>0.66038628472222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20238715277778" calcext:value-type="float">
            <text:p>0.62023871527777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600707465277778" calcext:value-type="float">
            <text:p>0.60070746527777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62078125" calcext:value-type="float">
            <text:p>0.6207812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630004340277778" calcext:value-type="float">
            <text:p>0.63000434027777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641397569444444" calcext:value-type="float">
            <text:p>0.641397569444444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50078125" calcext:value-type="float">
            <text:p>0.65007812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41397569444444" calcext:value-type="float">
            <text:p>0.641397569444444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33802083333333" calcext:value-type="float">
            <text:p>0.633802083333333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648993055555555" calcext:value-type="float">
            <text:p>0.64899305555555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51705729166667" calcext:value-type="float">
            <text:p>0.65170572916666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40855034722222" calcext:value-type="float">
            <text:p>0.64085503472222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632717013888889" calcext:value-type="float">
            <text:p>0.63271701388888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627834201388889" calcext:value-type="float">
            <text:p>0.62783420138888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637599826388889" calcext:value-type="float">
            <text:p>0.63759982638888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627834201388889" calcext:value-type="float">
            <text:p>0.627834201388889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/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table:number-columns-repeated="15"/>
          <table:table-cell table:number-columns-repeated="982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Evolutionary Changes in Growth Rate and Toxin Production</text:p>
            <text:p>in the Cyanobacterium Microcystis aeruginosa</text:p>
            <text:p>Under a Scenario of Eutrophication</text:p>
            <text:p>and Temperature Increase</text:p>
          </table:table-cell>
          <table:table-cell table:style-name="ce20" office:value-type="string" calcext:value-type="string">
            <text:p><text:span text:style-name="T1">(Rouco et al., 2011)</text:span></text:p>
          </table:table-cell>
          <table:table-cell table:number-columns-repeated="1021"/>
        </table:table-row>
        <table:table-row table:style-name="ro4">
          <table:table-cell table:number-columns-repeated="5"/>
          <table:table-cell office:value-type="string" calcext:value-type="string">
            <text:p>From Graph </text:p>
          </table:table-cell>
          <table:table-cell office:value-type="float" office:value="0.398717176099389" calcext:value-type="float">
            <text:p>0.398717176099389</text:p>
          </table:table-cell>
          <table:table-cell/>
          <table:table-cell office:value-type="float" office:value="0.0491973969631232" calcext:value-type="float">
            <text:p>0.049197396963123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 </text:p>
          </table:table-cell>
          <table:table-cell office:value-type="string" calcext:value-type="string">
            <text:p>Month 0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621520094655886" calcext:value-type="float">
            <text:p>0.621520094655886</text:p>
          </table:table-cell>
          <table:table-cell/>
          <table:table-cell office:value-type="float" office:value="0.0674186550976138" calcext:value-type="float">
            <text:p>0.067418655097614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 </text:p>
          </table:table-cell>
          <table:table-cell office:value-type="string" calcext:value-type="string">
            <text:p>Month 4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667580122263853" calcext:value-type="float">
            <text:p>0.667580122263853</text:p>
          </table:table-cell>
          <table:table-cell/>
          <table:table-cell office:value-type="float" office:value="0.0929284164859" calcext:value-type="float">
            <text:p>0.0929284164859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 <text:s/></text:p>
          </table:table-cell>
          <table:table-cell office:value-type="string" calcext:value-type="string">
            <text:p>Month 8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664439439952672" calcext:value-type="float">
            <text:p>0.664439439952672</text:p>
          </table:table-cell>
          <table:table-cell/>
          <table:table-cell office:value-type="float" office:value="0.0728883454939853" calcext:value-type="float">
            <text:p>0.072888345493985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 </text:p>
          </table:table-cell>
          <table:table-cell office:value-type="string" calcext:value-type="string">
            <text:p>Month 12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473460776967068" calcext:value-type="float">
            <text:p>0.473460776967068</text:p>
          </table:table-cell>
          <table:table-cell/>
          <table:table-cell office:value-type="float" office:value="0.0400900808519029" calcext:value-type="float">
            <text:p>0.040090080851903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 office:value-type="string" calcext:value-type="string">
            <text:p>Month 0</text:p>
          </table:table-cell>
          <table:table-cell table:number-columns-repeated="20"/>
          <table:table-cell table:style-name="ce13" table:number-columns-repeated="982"/>
        </table:table-row>
        <table:table-row table:style-name="ro4">
          <table:table-cell table:number-columns-repeated="6"/>
          <table:table-cell office:value-type="float" office:value="0.566896075724709" calcext:value-type="float">
            <text:p>0.566896075724709</text:p>
          </table:table-cell>
          <table:table-cell/>
          <table:table-cell office:value-type="float" office:value="0.0911096036284756" calcext:value-type="float">
            <text:p>0.091109603628476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 office:value-type="string" calcext:value-type="string">
            <text:p>Month 4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64211011634786" calcext:value-type="float">
            <text:p>0.64211011634786</text:p>
          </table:table-cell>
          <table:table-cell/>
          <table:table-cell office:value-type="float" office:value="0.100216919739696" calcext:value-type="float">
            <text:p>0.100216919739696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 office:value-type="string" calcext:value-type="string">
            <text:p>Month 8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635328495365805" calcext:value-type="float">
            <text:p>0.635328495365805</text:p>
          </table:table-cell>
          <table:table-cell/>
          <table:table-cell office:value-type="float" office:value="0.116616052060737" calcext:value-type="float">
            <text:p>0.116616052060737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 office:value-type="string" calcext:value-type="string">
            <text:p>Month 12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309512522184973" calcext:value-type="float">
            <text:p>0.309512522184973</text:p>
          </table:table-cell>
          <table:table-cell/>
          <table:table-cell office:value-type="float" office:value="0.0309761388286331" calcext:value-type="float">
            <text:p>0.030976138828633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 office:value-type="string" calcext:value-type="string">
            <text:p>Month 0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550540011831986" calcext:value-type="float">
            <text:p>0.550540011831986</text:p>
          </table:table-cell>
          <table:table-cell/>
          <table:table-cell office:value-type="float" office:value="0.109327548806941" calcext:value-type="float">
            <text:p>0.109327548806941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 office:value-type="string" calcext:value-type="string">
            <text:p>Month 4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647616249260501" calcext:value-type="float">
            <text:p>0.647616249260501</text:p>
          </table:table-cell>
          <table:table-cell/>
          <table:table-cell office:value-type="float" office:value="0.078351409978308" calcext:value-type="float">
            <text:p>0.078351409978308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 office:value-type="string" calcext:value-type="string">
            <text:p>Month 8</text:p>
          </table:table-cell>
          <table:table-cell table:number-columns-repeated="1002"/>
        </table:table-row>
        <table:table-row table:style-name="ro4">
          <table:table-cell table:number-columns-repeated="6"/>
          <table:table-cell office:value-type="float" office:value="0.646301005718793" calcext:value-type="float">
            <text:p>0.646301005718793</text:p>
          </table:table-cell>
          <table:table-cell/>
          <table:table-cell office:value-type="float" office:value="0.0765292841648587" calcext:value-type="float">
            <text:p>0.076529284164859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 office:value-type="string" calcext:value-type="string">
            <text:p>Month 12</text:p>
          </table:table-cell>
          <table:table-cell table:number-columns-repeated="100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17968066262593" calcext:value-type="float">
            <text:p>0.317968066262593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277558053993467" calcext:value-type="float">
            <text:p>0.27755805399346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79452273318583" calcext:value-type="float">
            <text:p>0.279452273318583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29902587301144" calcext:value-type="float">
            <text:p>0.29902587301144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316073846937478" calcext:value-type="float">
            <text:p>0.31607384693747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306602750311902" calcext:value-type="float">
            <text:p>0.30660275031190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316073846937478" calcext:value-type="float">
            <text:p>0.31607384693747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292080402152685" calcext:value-type="float">
            <text:p>0.29208040215268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343224323930798" calcext:value-type="float">
            <text:p>0.34322432393079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350801201231259" calcext:value-type="float">
            <text:p>0.35080120123125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282609305527108" calcext:value-type="float">
            <text:p>0.28260930552710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244724919024802" calcext:value-type="float">
            <text:p>0.24472491902480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325544943563055" calcext:value-type="float">
            <text:p>0.32554494356305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363429330065361" calcext:value-type="float">
            <text:p>0.363429330065361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7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338173072397157" calcext:value-type="float">
            <text:p>0.33817307239715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2064953404993" calcext:value-type="float">
            <text:p>0.52064953404993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2064953404993" calcext:value-type="float">
            <text:p>0.52064953404993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492867650614906" calcext:value-type="float">
            <text:p>0.49286765061490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475819676688868" calcext:value-type="float">
            <text:p>0.47581967668886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424675754910755" calcext:value-type="float">
            <text:p>0.42467575491075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410784813193243" calcext:value-type="float">
            <text:p>0.410784813193243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54351857670894" calcext:value-type="float">
            <text:p>0.454351857670894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535803288650852" calcext:value-type="float">
            <text:p>0.53580328865085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514335469632879" calcext:value-type="float">
            <text:p>0.51433546963287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487816399081265" calcext:value-type="float">
            <text:p>0.48781639908126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464454360738176" calcext:value-type="float">
            <text:p>0.46445436073817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472662644480342" calcext:value-type="float">
            <text:p>0.47266264448034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429095600002691" calcext:value-type="float">
            <text:p>0.429095600002691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433515445094627" calcext:value-type="float">
            <text:p>0.43351544509462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6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472031238038637" calcext:value-type="float">
            <text:p>0.47203123803863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2743916288817" calcext:value-type="float">
            <text:p>0.3274391628881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305971343870197" calcext:value-type="float">
            <text:p>0.30597134387019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342592917489092" calcext:value-type="float">
            <text:p>0.34259291748909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400682310125961" calcext:value-type="float">
            <text:p>0.400682310125961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429727006444396" calcext:value-type="float">
            <text:p>0.42972700644439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364060736507066" calcext:value-type="float">
            <text:p>0.36406073650706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372900426690937" calcext:value-type="float">
            <text:p>0.37290042669093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403207935892782" calcext:value-type="float">
            <text:p>0.40320793589278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374794646016052" calcext:value-type="float">
            <text:p>0.37479464601605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397525277917436" calcext:value-type="float">
            <text:p>0.39752527791743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42404434846905" calcext:value-type="float">
            <text:p>0.4240443484690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445512167487023" calcext:value-type="float">
            <text:p>0.445512167487023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429727006444396" calcext:value-type="float">
            <text:p>0.42972700644439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478976708897394" calcext:value-type="float">
            <text:p>0.478976708897394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ncestor Ma3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470768425155227" calcext:value-type="float">
            <text:p>0.47076842515522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410356394579317" calcext:value-type="float">
            <text:p>0.41035639457931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9641082606842" calcext:value-type="float">
            <text:p>0.5964108260684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603431748011405" calcext:value-type="float">
            <text:p>0.60343174801140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613085515683009" calcext:value-type="float">
            <text:p>0.61308551568300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605186978497151" calcext:value-type="float">
            <text:p>0.605186978497151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40291588212076" calcext:value-type="float">
            <text:p>0.64029158821207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49067740640807" calcext:value-type="float">
            <text:p>0.64906774064080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42924433940695" calcext:value-type="float">
            <text:p>0.64292443394069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665742430255397" calcext:value-type="float">
            <text:p>0.66574243025539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65742430255397" calcext:value-type="float">
            <text:p>0.66574243025539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78906658898493" calcext:value-type="float">
            <text:p>0.678906658898493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735951649685247" calcext:value-type="float">
            <text:p>0.73595164968524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714888883856291" calcext:value-type="float">
            <text:p>0.714888883856291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724542651527896" calcext:value-type="float">
            <text:p>0.72454265152789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7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70611273142756" calcext:value-type="float">
            <text:p>0.7061127314275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36636714177975" calcext:value-type="float">
            <text:p>0.33663671417797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77055153037675" calcext:value-type="float">
            <text:p>0.47705515303767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542876296253159" calcext:value-type="float">
            <text:p>0.54287629625315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591145134611181" calcext:value-type="float">
            <text:p>0.591145134611181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581491366939577" calcext:value-type="float">
            <text:p>0.58149136693957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56088662583792" calcext:value-type="float">
            <text:p>0.65608866258379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42046818697822" calcext:value-type="float">
            <text:p>0.64204681869782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7802904365562" calcext:value-type="float">
            <text:p>0.6780290436556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66662004549827" calcext:value-type="float">
            <text:p>0.6666200454982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74518582684128" calcext:value-type="float">
            <text:p>0.674518582684128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92948502784464" calcext:value-type="float">
            <text:p>0.692948502784464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705235116184687" calcext:value-type="float">
            <text:p>0.70523511618468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692948502784464" calcext:value-type="float">
            <text:p>0.692948502784464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796507101443492" calcext:value-type="float">
            <text:p>0.79650710144349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6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792996640472" calcext:value-type="float">
            <text:p>0.792996640472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1045266995439" calcext:value-type="float">
            <text:p>0.6104526699543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826346019701179" calcext:value-type="float">
            <text:p>0.82634601970117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703479885698941" calcext:value-type="float">
            <text:p>0.703479885698941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75087110881409" calcext:value-type="float">
            <text:p>0.7508711088140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724542651527896" calcext:value-type="float">
            <text:p>0.72454265152789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42924433940695" calcext:value-type="float">
            <text:p>0.64292443394069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29760205297599" calcext:value-type="float">
            <text:p>0.62976020529759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65742430255397" calcext:value-type="float">
            <text:p>0.66574243025539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586757058396815" calcext:value-type="float">
            <text:p>0.58675705839681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84124212668196" calcext:value-type="float">
            <text:p>0.584124212668196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17473591897375" calcext:value-type="float">
            <text:p>0.617473591897375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601676517525659" calcext:value-type="float">
            <text:p>0.601676517525659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555162909653383" calcext:value-type="float">
            <text:p>0.555162909653383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735951649685247" calcext:value-type="float">
            <text:p>0.735951649685247</text:p>
          </table:table-cell>
          <table:table-cell table:number-columns-repeated="997"/>
        </table:table-row>
        <table:table-row table:style-name="ro4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lection line Ma3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692948502784464" calcext:value-type="float">
            <text:p>0.692948502784464</text:p>
          </table:table-cell>
          <table:table-cell table:number-columns-repeated="997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table:number-columns-repeated="15"/>
          <table:table-cell table:number-columns-repeated="982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Rapid Laboratory Evolution of Adult Life-History Traits in Drosophila melanogaster inResponse to Temperature</text:p>
            <text:p/>
          </table:table-cell>
          <table:table-cell table:style-name="ce22" office:value-type="string" calcext:value-type="string">
            <text:p><text:span text:style-name="T3">(Partridge et al., 1995)</text:span></text:p>
            <text:p/>
          </table:table-cell>
          <table:table-cell table:style-name="ce15" office:value-type="string" calcext:value-type="string">
            <text:p><text:s/>Longevities (days) of females and males 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13"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11"/>
          <table:table-cell office:value-type="float" office:value="74.3" calcext:value-type="float">
            <text:p>74.3</text:p>
          </table:table-cell>
          <table:table-cell office:value-type="float" office:value="70.7" calcext:value-type="float">
            <text:p>70.7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13"/>
          <table:table-cell table:number-columns-repeated="2" office:value-type="float" office:value="59" calcext:value-type="float">
            <text:p>5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13"/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11"/>
          <table:table-cell office:value-type="float" office:value="62.3" calcext:value-type="float">
            <text:p>62.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table:style-name="ce13" table:number-columns-repeated="982"/>
        </table:table-row>
        <table:table-row table:style-name="ro4">
          <table:table-cell table:number-columns-repeated="13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13"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31.7" calcext:value-type="float">
            <text:p>31.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32.7" calcext:value-type="float">
            <text:p>32.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Fecundity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487" calcext:value-type="float">
            <text:p>1487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625" calcext:value-type="float">
            <text:p>1625</text:p>
          </table:table-cell>
          <table:table-cell table:number-columns-repeated="10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203" calcext:value-type="float">
            <text:p>120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139" calcext:value-type="float">
            <text:p>1139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177" calcext:value-type="float">
            <text:p>1177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 table:number-columns-repeated="10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table:number-columns-repeated="10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163" calcext:value-type="float">
            <text:p>1163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31" calcext:value-type="float">
            <text:p>1131</text:p>
          </table:table-cell>
          <table:table-cell table:number-columns-repeated="10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Lifetime progeny</text:p>
            <text:p> production by fem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235" calcext:value-type="float">
            <text:p>1235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087" calcext:value-type="float">
            <text:p>1087</text:p>
          </table:table-cell>
          <table:table-cell table:number-columns-repeated="10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10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table:number-columns-repeated="10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866" calcext:value-type="float">
            <text:p>866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table:number-columns-repeated="10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volutionary adaptation to temperature. IX. Preadaptation to novel stressful environments of Escherichia coli adapted to high temperature</text:p>
          </table:table-cell>
          <table:table-cell table:style-name="ce20" office:value-type="string" calcext:value-type="string">
            <text:p><text:span text:style-name="T1">(Cullum et al., 2001)</text:span></text:p>
          </table:table-cell>
          <table:table-cell table:number-columns-repeated="3"/>
          <table:table-cell table:style-name="ce15" office:value-type="float" office:value="25.21" calcext:value-type="float">
            <text:p>25.21</text:p>
          </table:table-cell>
          <table:table-cell/>
          <table:table-cell office:value-type="float" office:value="0.64" calcext:value-type="float">
            <text:p>0.64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string" calcext:value-type="string">
            <text:p>Ancestor <text:s text:c="2"/>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4">
          <table:table-cell table:number-columns-repeated="6"/>
          <table:table-cell office:value-type="float" office:value="15.92" calcext:value-type="float">
            <text:p>15.9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string" calcext:value-type="string">
            <text:p>Ancestor <text:s text:c="2"/></text:p>
          </table:table-cell>
          <table:table-cell table:number-columns-repeated="1003"/>
        </table:table-row>
        <table:table-row table:style-name="ro4">
          <table:table-cell table:number-columns-repeated="3"/>
          <table:table-cell office:value-type="string" calcext:value-type="string">
            <text:p>Biovolume (nl/ml)</text:p>
          </table:table-cell>
          <table:table-cell table:number-columns-repeated="2"/>
          <table:table-cell office:value-type="float" office:value="26.68" calcext:value-type="float">
            <text:p>26.68</text:p>
          </table:table-cell>
          <table:table-cell/>
          <table:table-cell office:value-type="float" office:value="2.76" calcext:value-type="float">
            <text:p>2.76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1.16" calcext:value-type="float">
            <text:p>21.16</text:p>
          </table:table-cell>
          <table:table-cell/>
          <table:table-cell office:value-type="float" office:value="2.09" calcext:value-type="float">
            <text:p>2.09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4.39" calcext:value-type="float">
            <text:p>24.39</text:p>
          </table:table-cell>
          <table:table-cell/>
          <table:table-cell office:value-type="float" office:value="0.97" calcext:value-type="float">
            <text:p>0.97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5.59" calcext:value-type="float">
            <text:p>25.59</text:p>
          </table:table-cell>
          <table:table-cell/>
          <table:table-cell office:value-type="float" office:value="2.11" calcext:value-type="float">
            <text:p>2.11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9"/>
          <table:table-cell table:style-name="ce13" table:number-columns-repeated="982"/>
        </table:table-row>
        <table:table-row table:style-name="ro4">
          <table:table-cell table:number-columns-repeated="6"/>
          <table:table-cell office:value-type="float" office:value="22.51" calcext:value-type="float">
            <text:p>22.51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3.66" calcext:value-type="float">
            <text:p>23.66</text:p>
          </table:table-cell>
          <table:table-cell/>
          <table:table-cell office:value-type="float" office:value="2.89" calcext:value-type="float">
            <text:p>2.89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4" calcext:value-type="float">
            <text:p>24</text:p>
          </table:table-cell>
          <table:table-cell/>
          <table:table-cell office:value-type="float" office:value="2.11" calcext:value-type="float">
            <text:p>2.11</text:p>
          </table:table-cell>
          <table:table-cell table:number-columns-repeated="13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5.46" calcext:value-type="float">
            <text:p>15.46</text:p>
          </table:table-cell>
          <table:table-cell/>
          <table:table-cell office:value-type="float" office:value="2.48" calcext:value-type="float">
            <text:p>2.4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6.91" calcext:value-type="float">
            <text:p>16.91</text:p>
          </table:table-cell>
          <table:table-cell/>
          <table:table-cell office:value-type="float" office:value="0.54" calcext:value-type="float">
            <text:p>0.5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3.38" calcext:value-type="float">
            <text:p>13.38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5.92" calcext:value-type="float">
            <text:p>15.92</text:p>
          </table:table-cell>
          <table:table-cell/>
          <table:table-cell office:value-type="float" office:value="2.48" calcext:value-type="float">
            <text:p>2.4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05" calcext:value-type="float">
            <text:p>0.05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7.3" calcext:value-type="float">
            <text:p>17.3</text:p>
          </table:table-cell>
          <table:table-cell/>
          <table:table-cell office:value-type="float" office:value="4.98" calcext:value-type="float">
            <text:p>4.9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3.17" calcext:value-type="float">
            <text:p>13.17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13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relative fitness </text:p>
          </table:table-cell>
          <table:table-cell table:number-columns-repeated="2"/>
          <table:table-cell office:value-type="float" office:value="1.469" calcext:value-type="float">
            <text:p>1.469</text:p>
          </table:table-cell>
          <table:table-cell/>
          <table:table-cell office:value-type="float" office:value="0.193" calcext:value-type="float">
            <text:p>0.193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64" calcext:value-type="float">
            <text:p>1.164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414" calcext:value-type="float">
            <text:p>1.414</text:p>
          </table:table-cell>
          <table:table-cell/>
          <table:table-cell office:value-type="float" office:value="0.306" calcext:value-type="float">
            <text:p>0.306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573" calcext:value-type="float">
            <text:p>1.573</text:p>
          </table:table-cell>
          <table:table-cell/>
          <table:table-cell office:value-type="float" office:value="0.209" calcext:value-type="float">
            <text:p>0.209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202" calcext:value-type="float">
            <text:p>1.202</text:p>
          </table:table-cell>
          <table:table-cell/>
          <table:table-cell office:value-type="float" office:value="0.128" calcext:value-type="float">
            <text:p>0.128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26" calcext:value-type="float">
            <text:p>1.126</text:p>
          </table:table-cell>
          <table:table-cell/>
          <table:table-cell office:value-type="float" office:value="0.094" calcext:value-type="float">
            <text:p>0.094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325" calcext:value-type="float">
            <text:p>1.325</text:p>
          </table:table-cell>
          <table:table-cell/>
          <table:table-cell office:value-type="float" office:value="0.194" calcext:value-type="float">
            <text:p>0.194</text:p>
          </table:table-cell>
          <table:table-cell table:number-columns-repeated="13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565" calcext:value-type="float">
            <text:p>0.565</text:p>
          </table:table-cell>
          <table:table-cell/>
          <table:table-cell office:value-type="float" office:value="0.254" calcext:value-type="float">
            <text:p>0.25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624" calcext:value-type="float">
            <text:p>0.624</text:p>
          </table:table-cell>
          <table:table-cell/>
          <table:table-cell office:value-type="float" office:value="0.264" calcext:value-type="float">
            <text:p>0.26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995" calcext:value-type="float">
            <text:p>0.995</text:p>
          </table:table-cell>
          <table:table-cell/>
          <table:table-cell office:value-type="float" office:value="0.028" calcext:value-type="float">
            <text:p>0.02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075" calcext:value-type="float">
            <text:p>1.075</text:p>
          </table:table-cell>
          <table:table-cell/>
          <table:table-cell office:value-type="float" office:value="0.092" calcext:value-type="float">
            <text:p>0.092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598" calcext:value-type="float">
            <text:p>0.598</text:p>
          </table:table-cell>
          <table:table-cell/>
          <table:table-cell office:value-type="float" office:value="0.062" calcext:value-type="float">
            <text:p>0.062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109" calcext:value-type="float">
            <text:p>0.109</text:p>
          </table:table-cell>
          <table:table-cell/>
          <table:table-cell office:value-type="float" office:value="0.106" calcext:value-type="float">
            <text:p>0.106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661" calcext:value-type="float">
            <text:p>0.661</text:p>
          </table:table-cell>
          <table:table-cell/>
          <table:table-cell office:value-type="float" office:value="0.364" calcext:value-type="float">
            <text:p>0.364</text:p>
          </table:table-cell>
          <table:table-cell table:number-columns-repeated="13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The Effect of Population Bottleneck Size and Selective Regime</text:p>
            <text:p>on Genetic Diversity and Evolvability in Bacteria</text:p>
          </table:table-cell>
          <table:table-cell table:style-name="ce20" office:value-type="string" calcext:value-type="string">
            <text:p><text:span text:style-name="T1">(Wein and Dagan, 2019)</text:span></text:p>
          </table:table-cell>
          <table:table-cell office:value-type="string" calcext:value-type="string">
            <text:p>relative fitness through competition assays </text:p>
          </table:table-cell>
          <table:table-cell/>
          <table:table-cell office:value-type="string" calcext:value-type="string">
            <text:p>From Graph </text:p>
          </table:table-cell>
          <table:table-cell table:number-columns-repeated="1018"/>
        </table:table-row>
        <table:table-row table:style-name="ro10">
          <table:table-cell table:number-columns-repeated="6"/>
          <table:table-cell office:value-type="float" office:value="1.46348111395647" calcext:value-type="float">
            <text:p>1.46348111395647</text:p>
          </table:table-cell>
          <table:table-cell office:value-type="float" office:value="0.109090909090909" calcext:value-type="float">
            <text:p>0.109090909090909</text:p>
          </table:table-cell>
          <table:table-cell table:number-columns-repeated="10"/>
          <table:table-cell table:number-columns-repeated="2"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L</text:p>
          </table:table-cell>
          <table:table-cell table:number-columns-repeated="1003"/>
        </table:table-row>
        <table:table-row table:style-name="ro10">
          <table:table-cell table:number-columns-repeated="6"/>
          <table:table-cell office:value-type="float" office:value="1.3032490396927" calcext:value-type="float">
            <text:p>1.3032490396927</text:p>
          </table:table-cell>
          <table:table-cell office:value-type="float" office:value="0.0681818181818188" calcext:value-type="float">
            <text:p>0.068181818181819</text:p>
          </table:table-cell>
          <table:table-cell table:number-columns-repeated="10"/>
          <table:table-cell table:number-columns-repeated="2"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M </text:p>
          </table:table-cell>
          <table:table-cell table:number-columns-repeated="1003"/>
        </table:table-row>
        <table:table-row table:style-name="ro10">
          <table:table-cell table:number-columns-repeated="6"/>
          <table:table-cell office:value-type="float" office:value="1.22757202304738" calcext:value-type="float">
            <text:p>1.22757202304738</text:p>
          </table:table-cell>
          <table:table-cell office:value-type="float" office:value="0.0518181818181813" calcext:value-type="float">
            <text:p>0.051818181818181</text:p>
          </table:table-cell>
          <table:table-cell table:number-columns-repeated="10"/>
          <table:table-cell table:number-columns-repeated="2"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S </text:p>
          </table:table-cell>
          <table:table-cell table:number-columns-repeated="1003"/>
        </table:table-row>
        <table:table-row table:style-name="ro10">
          <table:table-cell table:number-columns-repeated="6"/>
          <table:table-cell office:value-type="float" office:value="1.23697823303457" calcext:value-type="float">
            <text:p>1.23697823303457</text:p>
          </table:table-cell>
          <table:table-cell office:value-type="float" office:value="0.0409090909090906" calcext:value-type="float">
            <text:p>0.040909090909091</text:p>
          </table:table-cell>
          <table:table-cell table:number-columns-repeated="10"/>
          <table:table-cell table:number-columns-repeated="2"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</text:p>
          </table:table-cell>
          <table:table-cell table:number-columns-repeated="1003"/>
        </table:table-row>
        <table:table-row table:style-name="ro10">
          <table:table-cell table:number-columns-repeated="6"/>
          <table:table-cell office:value-type="float" office:value="1.14766005121639" calcext:value-type="float">
            <text:p>1.14766005121639</text:p>
          </table:table-cell>
          <table:table-cell office:value-type="float" office:value="0.0490909090909089" calcext:value-type="float">
            <text:p>0.049090909090909</text:p>
          </table:table-cell>
          <table:table-cell table:number-columns-repeated="10"/>
          <table:table-cell table:number-columns-repeated="2"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M </text:p>
          </table:table-cell>
          <table:table-cell table:number-columns-repeated="21"/>
          <table:table-cell table:style-name="ce13" table:number-columns-repeated="982"/>
        </table:table-row>
        <table:table-row table:style-name="ro10">
          <table:table-cell table:number-columns-repeated="6"/>
          <table:table-cell office:value-type="float" office:value="1.18106914212548" calcext:value-type="float">
            <text:p>1.18106914212548</text:p>
          </table:table-cell>
          <table:table-cell office:value-type="float" office:value="0.0409138924455825" calcext:value-type="float">
            <text:p>0.040913892445583</text:p>
          </table:table-cell>
          <table:table-cell table:number-columns-repeated="10"/>
          <table:table-cell table:number-columns-repeated="2"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S </text:p>
          </table:table-cell>
          <table:table-cell table:number-columns-repeated="1003"/>
        </table:table-row>
        <table:table-row table:style-name="ro10">
          <table:table-cell table:number-columns-repeated="18"/>
          <table:table-cell table:style-name="ce25" table:number-columns-repeated="3"/>
          <table:table-cell table:number-columns-repeated="1003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hermal Evolution of Rate of Larval Development in Drosophila-Melanogaster in Laboratory and Field Populations</text:p>
          </table:table-cell>
          <table:table-cell table:style-name="ce20" office:value-type="string" calcext:value-type="string">
            <text:p><text:span text:style-name="T1">(James and Partridge, 1995)</text:span></text:p>
          </table:table-cell>
          <table:table-cell office:value-type="string" calcext:value-type="string">
            <text:p>time to pupariation</text:p>
          </table:table-cell>
          <table:table-cell/>
          <table:table-cell office:value-type="string" calcext:value-type="string">
            <text:p>From Graph </text:p>
          </table:table-cell>
          <table:table-cell office:value-type="float" office:value="14.9176183074421" calcext:value-type="float">
            <text:p>14.9176183074421</text:p>
          </table:table-cell>
          <table:table-cell/>
          <table:table-cell office:value-type="float" office:value="0.366669961095788" calcext:value-type="float">
            <text:p>0.366669961095788</text:p>
          </table:table-cell>
          <table:table-cell table:number-columns-repeated="9"/>
          <table:table-cell table:number-columns-repeated="2" table:style-name="ce25" office:value-type="float" office:value="16.5" calcext:value-type="float">
            <text:p>16.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14.9694112256175" calcext:value-type="float">
            <text:p>14.9694112256175</text:p>
          </table:table-cell>
          <table:table-cell/>
          <table:table-cell office:value-type="float" office:value="0.516702755640214" calcext:value-type="float">
            <text:p>0.516702755640214</text:p>
          </table:table-cell>
          <table:table-cell table:number-columns-repeated="9"/>
          <table:table-cell table:number-columns-repeated="2" table:style-name="ce25" office:value-type="float" office:value="16.5" calcext:value-type="float">
            <text:p>16.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15.1379347523338" calcext:value-type="float">
            <text:p>15.1379347523338</text:p>
          </table:table-cell>
          <table:table-cell/>
          <table:table-cell office:value-type="float" office:value="0.333367775092317" calcext:value-type="float">
            <text:p>0.333367775092317</text:p>
          </table:table-cell>
          <table:table-cell table:number-columns-repeated="9"/>
          <table:table-cell table:number-columns-repeated="2" table:style-name="ce25" office:value-type="float" office:value="16.5" calcext:value-type="float">
            <text:p>16.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16.3231340802703" calcext:value-type="float">
            <text:p>16.3231340802703</text:p>
          </table:table-cell>
          <table:table-cell/>
          <table:table-cell office:value-type="float" office:value="0.283335879028563" calcext:value-type="float">
            <text:p>0.283335879028563</text:p>
          </table:table-cell>
          <table:table-cell table:number-columns-repeated="9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16.3750213389159" calcext:value-type="float">
            <text:p>16.3750213389159</text:p>
          </table:table-cell>
          <table:table-cell/>
          <table:table-cell office:value-type="float" office:value="0.466639412753032" calcext:value-type="float">
            <text:p>0.466639412753032</text:p>
          </table:table-cell>
          <table:table-cell table:number-columns-repeated="9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16.943485565908" calcext:value-type="float">
            <text:p>16.943485565908</text:p>
          </table:table-cell>
          <table:table-cell/>
          <table:table-cell office:value-type="float" office:value="0.433368673572989" calcext:value-type="float">
            <text:p>0.433368673572989</text:p>
          </table:table-cell>
          <table:table-cell table:number-columns-repeated="9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/>
          <table:table-cell table:number-columns-repeated="21"/>
          <table:table-cell table:style-name="ce13" table:number-columns-repeated="982"/>
        </table:table-row>
        <table:table-row table:style-name="ro10">
          <table:table-cell table:number-columns-repeated="6"/>
          <table:table-cell office:value-type="float" office:value="16.6953701291117" calcext:value-type="float">
            <text:p>16.6953701291117</text:p>
          </table:table-cell>
          <table:table-cell/>
          <table:table-cell office:value-type="float" office:value="0.366669961095784" calcext:value-type="float">
            <text:p>0.366669961095784</text:p>
          </table:table-cell>
          <table:table-cell table:number-columns-repeated="9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15.8639161178447" calcext:value-type="float">
            <text:p>15.8639161178447</text:p>
          </table:table-cell>
          <table:table-cell/>
          <table:table-cell office:value-type="float" office:value="0.333336328268897" calcext:value-type="float">
            <text:p>0.333336328268897</text:p>
          </table:table-cell>
          <table:table-cell table:number-columns-repeated="9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16.3574425646232" calcext:value-type="float">
            <text:p>16.3574425646232</text:p>
          </table:table-cell>
          <table:table-cell/>
          <table:table-cell office:value-type="float" office:value="0.325002920062175" calcext:value-type="float">
            <text:p>0.325002920062175</text:p>
          </table:table-cell>
          <table:table-cell table:number-columns-repeated="9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style-name="ce25"/>
          <table:table-cell table:number-columns-repeated="1003"/>
        </table:table-row>
        <table:table-row table:style-name="ro10" table:number-rows-repeated="5">
          <table:table-cell table:number-columns-repeated="18"/>
          <table:table-cell table:style-name="ce25" table:number-columns-repeated="3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72166478682608" calcext:value-type="float">
            <text:p>5.72166478682608</text:p>
          </table:table-cell>
          <table:table-cell/>
          <table:table-cell office:value-type="float" office:value="0.0414348196606271" calcext:value-type="float">
            <text:p>0.041434819660627</text:p>
          </table:table-cell>
          <table:table-cell table:number-columns-repeated="9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73047392869974" calcext:value-type="float">
            <text:p>5.73047392869974</text:p>
          </table:table-cell>
          <table:table-cell/>
          <table:table-cell office:value-type="float" office:value="0.0663009332364171" calcext:value-type="float">
            <text:p>0.066300933236417</text:p>
          </table:table-cell>
          <table:table-cell table:number-columns-repeated="9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74205061366352" calcext:value-type="float">
            <text:p>5.74205061366352</text:p>
          </table:table-cell>
          <table:table-cell/>
          <table:table-cell office:value-type="float" office:value="0.0497217835927515" calcext:value-type="float">
            <text:p>0.049721783592752</text:p>
          </table:table-cell>
          <table:table-cell table:number-columns-repeated="9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97461822526339" calcext:value-type="float">
            <text:p>5.97461822526339</text:p>
          </table:table-cell>
          <table:table-cell/>
          <table:table-cell office:value-type="float" office:value="0.110492852428337" calcext:value-type="float">
            <text:p>0.110492852428337</text:p>
          </table:table-cell>
          <table:table-cell table:number-columns-repeated="9"/>
          <table:table-cell table:number-columns-repeated="2" table:style-name="ce25" office:value-type="float" office:value="25" calcext:value-type="float">
            <text:p>2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90608759221662" calcext:value-type="float">
            <text:p>5.90608759221662</text:p>
          </table:table-cell>
          <table:table-cell/>
          <table:table-cell office:value-type="float" office:value="0.0635281683668785" calcext:value-type="float">
            <text:p>0.063528168366879</text:p>
          </table:table-cell>
          <table:table-cell table:number-columns-repeated="9"/>
          <table:table-cell table:number-columns-repeated="2" table:style-name="ce25" office:value-type="float" office:value="25" calcext:value-type="float">
            <text:p>2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91766427718041" calcext:value-type="float">
            <text:p>5.91766427718041</text:p>
          </table:table-cell>
          <table:table-cell/>
          <table:table-cell office:value-type="float" office:value="0.0690580327677104" calcext:value-type="float">
            <text:p>0.06905803276771</text:p>
          </table:table-cell>
          <table:table-cell table:number-columns-repeated="9"/>
          <table:table-cell table:number-columns-repeated="2" table:style-name="ce25" office:value-type="float" office:value="25" calcext:value-type="float">
            <text:p>2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6.04803122206348" calcext:value-type="float">
            <text:p>6.04803122206348</text:p>
          </table:table-cell>
          <table:table-cell/>
          <table:table-cell office:value-type="float" office:value="0.135353744224712" calcext:value-type="float">
            <text:p>0.135353744224712</text:p>
          </table:table-cell>
          <table:table-cell table:number-columns-repeated="9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91045822158725" calcext:value-type="float">
            <text:p>5.91045822158725</text:p>
          </table:table-cell>
          <table:table-cell/>
          <table:table-cell office:value-type="float" office:value="0.0635333901462936" calcext:value-type="float">
            <text:p>0.063533390146294</text:p>
          </table:table-cell>
          <table:table-cell table:number-columns-repeated="9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98834106156687" calcext:value-type="float">
            <text:p>5.98834106156687</text:p>
          </table:table-cell>
          <table:table-cell/>
          <table:table-cell office:value-type="float" office:value="0.0690475892088802" calcext:value-type="float">
            <text:p>0.06904758920888</text:p>
          </table:table-cell>
          <table:table-cell table:number-columns-repeated="9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style-name="ce25"/>
          <table:table-cell table:number-columns-repeated="1003"/>
        </table:table-row>
        <table:table-row table:style-name="ro10" table:number-rows-repeated="2">
          <table:table-cell table:number-columns-repeated="18"/>
          <table:table-cell table:style-name="ce25" table:number-columns-repeated="3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55794837135409" calcext:value-type="float">
            <text:p>5.55794837135409</text:p>
          </table:table-cell>
          <table:table-cell/>
          <table:table-cell office:value-type="float" office:value="0.0697671356722163" calcext:value-type="float">
            <text:p>0.069767135672216</text:p>
          </table:table-cell>
          <table:table-cell table:number-columns-repeated="9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57419972087879" calcext:value-type="float">
            <text:p>5.57419972087879</text:p>
          </table:table-cell>
          <table:table-cell/>
          <table:table-cell office:value-type="float" office:value="0.0365446901140185" calcext:value-type="float">
            <text:p>0.036544690114019</text:p>
          </table:table-cell>
          <table:table-cell table:number-columns-repeated="9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53395974685989" calcext:value-type="float">
            <text:p>5.53395974685989</text:p>
          </table:table-cell>
          <table:table-cell/>
          <table:table-cell office:value-type="float" office:value="0.0664448911163973" calcext:value-type="float">
            <text:p>0.066444891116397</text:p>
          </table:table-cell>
          <table:table-cell table:number-columns-repeated="9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70635659050812" calcext:value-type="float">
            <text:p>5.70635659050812</text:p>
          </table:table-cell>
          <table:table-cell/>
          <table:table-cell office:value-type="float" office:value="0.0465114237814781" calcext:value-type="float">
            <text:p>0.046511423781478</text:p>
          </table:table-cell>
          <table:table-cell table:number-columns-repeated="9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59635386951522" calcext:value-type="float">
            <text:p>5.59635386951522</text:p>
          </table:table-cell>
          <table:table-cell/>
          <table:table-cell office:value-type="float" office:value="0.073089380228037" calcext:value-type="float">
            <text:p>0.073089380228037</text:p>
          </table:table-cell>
          <table:table-cell table:number-columns-repeated="9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60262970797602" calcext:value-type="float">
            <text:p>5.60262970797602</text:p>
          </table:table-cell>
          <table:table-cell/>
          <table:table-cell office:value-type="float" office:value="0.0465114237814781" calcext:value-type="float">
            <text:p>0.046511423781478</text:p>
          </table:table-cell>
          <table:table-cell table:number-columns-repeated="9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62550360312124" calcext:value-type="float">
            <text:p>5.62550360312124</text:p>
          </table:table-cell>
          <table:table-cell/>
          <table:table-cell office:value-type="float" office:value="0.046511423781479" calcext:value-type="float">
            <text:p>0.046511423781479</text:p>
          </table:table-cell>
          <table:table-cell table:number-columns-repeated="9"/>
          <table:table-cell table:number-columns-repeated="2" table:style-name="ce25" office:value-type="float" office:value="29" calcext:value-type="float">
            <text:p>29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63842393069368" calcext:value-type="float">
            <text:p>5.63842393069368</text:p>
          </table:table-cell>
          <table:table-cell/>
          <table:table-cell office:value-type="float" office:value="0.0631226465605765" calcext:value-type="float">
            <text:p>0.063122646560577</text:p>
          </table:table-cell>
          <table:table-cell table:number-columns-repeated="9"/>
          <table:table-cell table:number-columns-repeated="2" table:style-name="ce25" office:value-type="float" office:value="29" calcext:value-type="float">
            <text:p>29</text:p>
          </table:table-cell>
          <table:table-cell table:style-name="ce25"/>
          <table:table-cell table:number-columns-repeated="1003"/>
        </table:table-row>
        <table:table-row table:style-name="ro10">
          <table:table-cell table:number-columns-repeated="6"/>
          <table:table-cell office:value-type="float" office:value="5.56828375567239" calcext:value-type="float">
            <text:p>5.56828375567239</text:p>
          </table:table-cell>
          <table:table-cell/>
          <table:table-cell office:value-type="float" office:value="0.0398713233680628" calcext:value-type="float">
            <text:p>0.039871323368063</text:p>
          </table:table-cell>
          <table:table-cell table:number-columns-repeated="9"/>
          <table:table-cell table:number-columns-repeated="2" table:style-name="ce25" office:value-type="float" office:value="29" calcext:value-type="float">
            <text:p>29</text:p>
          </table:table-cell>
          <table:table-cell table:style-name="ce25"/>
          <table:table-cell table:number-columns-repeated="1003"/>
        </table:table-row>
        <table:table-row table:style-name="ro10" table:number-rows-repeated="2">
          <table:table-cell table:number-columns-repeated="18"/>
          <table:table-cell table:style-name="ce25" table:number-columns-repeated="3"/>
          <table:table-cell table:number-columns-repeated="1003"/>
        </table:table-row>
        <table:table-row table:style-name="ro4" table:number-rows-repeated="2">
          <table:table-cell table:number-columns-repeated="1024"/>
        </table:table-row>
        <table:table-row table:style-name="ro10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18641923555987" calcext:value-type="float">
            <text:p>0.318641923555987</text:p>
          </table:table-cell>
          <table:table-cell table:number-columns-repeated="2"/>
          <table:table-cell office:value-type="float" office:value="14.6111126136075" calcext:value-type="float">
            <text:p>14.6111126136075</text:p>
          </table:table-cell>
          <table:table-cell table:number-columns-repeated="6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30717186605546" calcext:value-type="float">
            <text:p>0.130717186605546</text:p>
          </table:table-cell>
          <table:table-cell table:number-columns-repeated="2"/>
          <table:table-cell office:value-type="float" office:value="14.5552385288156" calcext:value-type="float">
            <text:p>14.5552385288156</text:p>
          </table:table-cell>
          <table:table-cell table:number-columns-repeated="6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269585416168962" calcext:value-type="float">
            <text:p>0.269585416168962</text:p>
          </table:table-cell>
          <table:table-cell table:number-columns-repeated="2"/>
          <table:table-cell office:value-type="float" office:value="14.8098553246219" calcext:value-type="float">
            <text:p>14.8098553246219</text:p>
          </table:table-cell>
          <table:table-cell table:number-columns-repeated="6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416661032305177" calcext:value-type="float">
            <text:p>0.416661032305177</text:p>
          </table:table-cell>
          <table:table-cell table:number-columns-repeated="2"/>
          <table:table-cell office:value-type="float" office:value="15.1052648976274" calcext:value-type="float">
            <text:p>15.1052648976274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79736131582624" calcext:value-type="float">
            <text:p>0.179736131582624</text:p>
          </table:table-cell>
          <table:table-cell table:number-columns-repeated="2"/>
          <table:table-cell office:value-type="float" office:value="14.9023151966993" calcext:value-type="float">
            <text:p>14.9023151966993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302283494025325" calcext:value-type="float">
            <text:p>0.302283494025325</text:p>
          </table:table-cell>
          <table:table-cell table:number-columns-repeated="2"/>
          <table:table-cell office:value-type="float" office:value="15.0016677710015" calcext:value-type="float">
            <text:p>15.0016677710015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71566307419779" calcext:value-type="float">
            <text:p>0.171566307419779</text:p>
          </table:table-cell>
          <table:table-cell table:number-columns-repeated="2"/>
          <table:table-cell office:value-type="float" office:value="14.659831059305" calcext:value-type="float">
            <text:p>14.659831059305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482019625607947" calcext:value-type="float">
            <text:p>0.482019625607947</text:p>
          </table:table-cell>
          <table:table-cell table:number-columns-repeated="2"/>
          <table:table-cell office:value-type="float" office:value="15.1676748417496" calcext:value-type="float">
            <text:p>15.1676748417496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55226659094087" calcext:value-type="float">
            <text:p>0.155226659094087</text:p>
          </table:table-cell>
          <table:table-cell table:number-columns-repeated="2"/>
          <table:table-cell office:value-type="float" office:value="15.0137440857986" calcext:value-type="float">
            <text:p>15.0137440857986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10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701459034792364" calcext:value-type="float">
            <text:p>0.070145903479236</text:p>
          </table:table-cell>
          <table:table-cell table:number-columns-repeated="2"/>
          <table:table-cell office:value-type="float" office:value="4.00360082304527" calcext:value-type="float">
            <text:p>4.00360082304527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701459034792364" calcext:value-type="float">
            <text:p>0.070145903479236</text:p>
          </table:table-cell>
          <table:table-cell table:number-columns-repeated="2"/>
          <table:table-cell office:value-type="float" office:value="4.11466517022072" calcext:value-type="float">
            <text:p>4.11466517022072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67639356528249" calcext:value-type="float">
            <text:p>0.046763935652825</text:p>
          </table:table-cell>
          <table:table-cell table:number-columns-repeated="2"/>
          <table:table-cell office:value-type="float" office:value="4.0737467265245" calcext:value-type="float">
            <text:p>4.0737467265245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67639356528249" calcext:value-type="float">
            <text:p>0.046763935652825</text:p>
          </table:table-cell>
          <table:table-cell table:number-columns-repeated="2"/>
          <table:table-cell office:value-type="float" office:value="3.95099139543584" calcext:value-type="float">
            <text:p>3.95099139543584</text:p>
          </table:table-cell>
          <table:table-cell table:number-columns-repeated="6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6763935652824" calcext:value-type="float">
            <text:p>0.046763935652824</text:p>
          </table:table-cell>
          <table:table-cell table:number-columns-repeated="2"/>
          <table:table-cell office:value-type="float" office:value="4.03867377478488" calcext:value-type="float">
            <text:p>4.03867377478488</text:p>
          </table:table-cell>
          <table:table-cell table:number-columns-repeated="6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67639356528249" calcext:value-type="float">
            <text:p>0.046763935652825</text:p>
          </table:table-cell>
          <table:table-cell table:number-columns-repeated="2"/>
          <table:table-cell office:value-type="float" office:value="4.10881967826412" calcext:value-type="float">
            <text:p>4.10881967826412</text:p>
          </table:table-cell>
          <table:table-cell table:number-columns-repeated="6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6763935652824" calcext:value-type="float">
            <text:p>0.046763935652824</text:p>
          </table:table-cell>
          <table:table-cell table:number-columns-repeated="2"/>
          <table:table-cell office:value-type="float" office:value="3.93930041152263" calcext:value-type="float">
            <text:p>3.93930041152263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759913954358389" calcext:value-type="float">
            <text:p>0.075991395435839</text:p>
          </table:table-cell>
          <table:table-cell table:number-columns-repeated="2"/>
          <table:table-cell office:value-type="float" office:value="4.0679012345679" calcext:value-type="float">
            <text:p>4.0679012345679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6763935652824" calcext:value-type="float">
            <text:p>0.046763935652824</text:p>
          </table:table-cell>
          <table:table-cell table:number-columns-repeated="2"/>
          <table:table-cell office:value-type="float" office:value="4.03867377478488" calcext:value-type="float">
            <text:p>4.03867377478488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4" table:number-rows-repeated="2">
          <table:table-cell table:number-columns-repeated="1024"/>
        </table:table-row>
        <table:table-row table:style-name="ro10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37075486503453" calcext:value-type="float">
            <text:p>3.37075486503453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702945176815231" calcext:value-type="float">
            <text:p>0.070294517681523</text:p>
          </table:table-cell>
          <table:table-cell table:number-columns-repeated="2"/>
          <table:table-cell office:value-type="float" office:value="3.36094632768362" calcext:value-type="float">
            <text:p>3.36094632768362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41162377066332" calcext:value-type="float">
            <text:p>3.41162377066332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70250052312196" calcext:value-type="float">
            <text:p>0.06702500523122</text:p>
          </table:table-cell>
          <table:table-cell table:number-columns-repeated="2"/>
          <table:table-cell office:value-type="float" office:value="3.36094632768362" calcext:value-type="float">
            <text:p>3.36094632768362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42960608913999" calcext:value-type="float">
            <text:p>3.42960608913999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41384180790965" calcext:value-type="float">
            <text:p>0.044138418079097</text:p>
          </table:table-cell>
          <table:table-cell table:number-columns-repeated="2"/>
          <table:table-cell office:value-type="float" office:value="3.32988595940573" calcext:value-type="float">
            <text:p>3.32988595940573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36912010880937" calcext:value-type="float">
            <text:p>3.36912010880937</text:p>
          </table:table-cell>
          <table:table-cell table:number-columns-repeated="6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57731743042475" calcext:value-type="float">
            <text:p>0.045773174304248</text:p>
          </table:table-cell>
          <table:table-cell table:number-columns-repeated="2"/>
          <table:table-cell office:value-type="float" office:value="3.39037193973635" calcext:value-type="float">
            <text:p>3.39037193973635</text:p>
          </table:table-cell>
          <table:table-cell table:number-columns-repeated="6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74079305293995" calcext:value-type="float">
            <text:p>0.0474079305294</text:p>
          </table:table-cell>
          <table:table-cell table:number-columns-repeated="2"/>
          <table:table-cell office:value-type="float" office:value="3.37892864616028" calcext:value-type="float">
            <text:p>3.37892864616028</text:p>
          </table:table-cell>
          <table:table-cell table:number-columns-repeated="6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4" table:number-rows-repeated="2">
          <table:table-cell table:number-columns-repeated="1024"/>
        </table:table-row>
        <table:table-row table:style-name="ro10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252417830807426" calcext:value-type="float">
            <text:p>0.252417830807426</text:p>
          </table:table-cell>
          <table:table-cell office:value-type="float" office:value="15.6952792085078" calcext:value-type="float">
            <text:p>15.6952792085078</text:p>
          </table:table-cell>
          <table:table-cell table:number-columns-repeated="8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271834587023381" calcext:value-type="float">
            <text:p>0.271834587023381</text:p>
          </table:table-cell>
          <table:table-cell office:value-type="float" office:value="15.5518027198281" calcext:value-type="float">
            <text:p>15.5518027198281</text:p>
          </table:table-cell>
          <table:table-cell table:number-columns-repeated="8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74713751065326" calcext:value-type="float">
            <text:p>0.174713751065326</text:p>
          </table:table-cell>
          <table:table-cell office:value-type="float" office:value="15.7869529773595" calcext:value-type="float">
            <text:p>15.7869529773595</text:p>
          </table:table-cell>
          <table:table-cell table:number-columns-repeated="8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45625671619669" calcext:value-type="float">
            <text:p>0.145625671619669</text:p>
          </table:table-cell>
          <table:table-cell office:value-type="float" office:value="15.8958943194872" calcext:value-type="float">
            <text:p>15.8958943194872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74713751065326" calcext:value-type="float">
            <text:p>0.174713751065326</text:p>
          </table:table-cell>
          <table:table-cell office:value-type="float" office:value="15.7039129951458" calcext:value-type="float">
            <text:p>15.7039129951458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446585392966984" calcext:value-type="float">
            <text:p>0.446585392966984</text:p>
          </table:table-cell>
          <table:table-cell office:value-type="float" office:value="15.9584800088932" calcext:value-type="float">
            <text:p>15.9584800088932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262089154037131" calcext:value-type="float">
            <text:p>0.262089154037131</text:p>
          </table:table-cell>
          <table:table-cell office:value-type="float" office:value="15.8927075999555" calcext:value-type="float">
            <text:p>15.8927075999555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30092266646904" calcext:value-type="float">
            <text:p>0.30092266646904</text:p>
          </table:table-cell>
          <table:table-cell office:value-type="float" office:value="15.9045651610034" calcext:value-type="float">
            <text:p>15.9045651610034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281542965131358" calcext:value-type="float">
            <text:p>0.281542965131358</text:p>
          </table:table-cell>
          <table:table-cell office:value-type="float" office:value="15.8970059658354" calcext:value-type="float">
            <text:p>15.8970059658354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4" table:number-rows-repeated="2">
          <table:table-cell table:number-columns-repeated="1024"/>
        </table:table-row>
        <table:table-row table:style-name="ro10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505644657298605" calcext:value-type="float">
            <text:p>0.050564465729861</text:p>
          </table:table-cell>
          <table:table-cell office:value-type="float" office:value="4.33651083143064" calcext:value-type="float">
            <text:p>4.33651083143064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77445863472203" calcext:value-type="float">
            <text:p>0.04774458634722</text:p>
          </table:table-cell>
          <table:table-cell office:value-type="float" office:value="4.37129471501536" calcext:value-type="float">
            <text:p>4.37129471501536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4935449362228" calcext:value-type="float">
            <text:p>0.044935449362228</text:p>
          </table:table-cell>
          <table:table-cell office:value-type="float" office:value="4.34146844794526" calcext:value-type="float">
            <text:p>4.34146844794526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74085452421664" calcext:value-type="float">
            <text:p>0.067408545242166</text:p>
          </table:table-cell>
          <table:table-cell office:value-type="float" office:value="4.24422289323535" calcext:value-type="float">
            <text:p>4.24422289323535</text:p>
          </table:table-cell>
          <table:table-cell table:number-columns-repeated="8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252929752625786" calcext:value-type="float">
            <text:p>0.025292975262579</text:p>
          </table:table-cell>
          <table:table-cell office:value-type="float" office:value="4.24810626998516" calcext:value-type="float">
            <text:p>4.24810626998516</text:p>
          </table:table-cell>
          <table:table-cell table:number-columns-repeated="8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74085452421664" calcext:value-type="float">
            <text:p>0.067408545242166</text:p>
          </table:table-cell>
          <table:table-cell office:value-type="float" office:value="4.26324767947023" calcext:value-type="float">
            <text:p>4.26324767947023</text:p>
          </table:table-cell>
          <table:table-cell table:number-columns-repeated="8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898923835197518" calcext:value-type="float">
            <text:p>0.089892383519752</text:p>
          </table:table-cell>
          <table:table-cell office:value-type="float" office:value="4.20252090556521" calcext:value-type="float">
            <text:p>4.20252090556521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4610150654822" calcext:value-type="float">
            <text:p>0.064610150654822</text:p>
          </table:table-cell>
          <table:table-cell office:value-type="float" office:value="4.29350901364508" calcext:value-type="float">
            <text:p>4.29350901364508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21263123772357" calcext:value-type="float">
            <text:p>0.042126312377236</text:p>
          </table:table-cell>
          <table:table-cell office:value-type="float" office:value="4.24963706165002" calcext:value-type="float">
            <text:p>4.24963706165002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90725806451613" calcext:value-type="float">
            <text:p>0.090725806451613</text:p>
          </table:table-cell>
          <table:table-cell office:value-type="float" office:value="3.63075770437825" calcext:value-type="float">
            <text:p>3.63075770437825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705645161290325" calcext:value-type="float">
            <text:p>0.070564516129033</text:p>
          </table:table-cell>
          <table:table-cell office:value-type="float" office:value="3.54832150023152" calcext:value-type="float">
            <text:p>3.54832150023152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83870967741944" calcext:value-type="float">
            <text:p>0.048387096774194</text:p>
          </table:table-cell>
          <table:table-cell office:value-type="float" office:value="3.63926917734218" calcext:value-type="float">
            <text:p>3.63926917734218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63677522251373" calcext:value-type="float">
            <text:p>0.046367752225137</text:p>
          </table:table-cell>
          <table:table-cell office:value-type="float" office:value="3.631429747389" calcext:value-type="float">
            <text:p>3.631429747389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725774296444919" calcext:value-type="float">
            <text:p>0.072577429644492</text:p>
          </table:table-cell>
          <table:table-cell office:value-type="float" office:value="3.5570580593713" calcext:value-type="float">
            <text:p>3.5570580593713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63709677419351" calcext:value-type="float">
            <text:p>0.046370967741935</text:p>
          </table:table-cell>
          <table:table-cell office:value-type="float" office:value="3.55728314554715" calcext:value-type="float">
            <text:p>3.55728314554715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65290425477179" calcext:value-type="float">
            <text:p>0.066529042547718</text:p>
          </table:table-cell>
          <table:table-cell office:value-type="float" office:value="3.58976629623913" calcext:value-type="float">
            <text:p>3.58976629623913</text:p>
          </table:table-cell>
          <table:table-cell table:number-columns-repeated="8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24193548387097" calcext:value-type="float">
            <text:p>0.024193548387097</text:p>
          </table:table-cell>
          <table:table-cell office:value-type="float" office:value="3.57789139270464" calcext:value-type="float">
            <text:p>3.57789139270464</text:p>
          </table:table-cell>
          <table:table-cell table:number-columns-repeated="8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23354941606213" calcext:value-type="float">
            <text:p>0.042335494160621</text:p>
          </table:table-cell>
          <table:table-cell office:value-type="float" office:value="3.59021646859083" calcext:value-type="float">
            <text:p>3.59021646859083</text:p>
          </table:table-cell>
          <table:table-cell table:number-columns-repeated="8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4" table:number-rows-repeated="2">
          <table:table-cell table:number-columns-repeated="1024"/>
        </table:table-row>
        <table:table-row table:style-name="ro10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514705882352942" calcext:value-type="float">
            <text:p>0.514705882352942</text:p>
          </table:table-cell>
          <table:table-cell table:number-columns-repeated="2"/>
          <table:table-cell office:value-type="float" office:value="28.3466279026006" calcext:value-type="float">
            <text:p>28.3466279026006</text:p>
          </table:table-cell>
          <table:table-cell table:number-columns-repeated="6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514752926122466" calcext:value-type="float">
            <text:p>0.514752926122466</text:p>
          </table:table-cell>
          <table:table-cell table:number-columns-repeated="2"/>
          <table:table-cell office:value-type="float" office:value="28.6380170110271" calcext:value-type="float">
            <text:p>28.6380170110271</text:p>
          </table:table-cell>
          <table:table-cell table:number-columns-repeated="6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465686274509803" calcext:value-type="float">
            <text:p>0.465686274509803</text:p>
          </table:table-cell>
          <table:table-cell table:number-columns-repeated="2"/>
          <table:table-cell office:value-type="float" office:value="29.0764649429829" calcext:value-type="float">
            <text:p>29.0764649429829</text:p>
          </table:table-cell>
          <table:table-cell table:number-columns-repeated="6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294117647058822" calcext:value-type="float">
            <text:p>0.294117647058822</text:p>
          </table:table-cell>
          <table:table-cell table:number-columns-repeated="2"/>
          <table:table-cell office:value-type="float" office:value="30.5933442474879" calcext:value-type="float">
            <text:p>30.5933442474879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465686274509807" calcext:value-type="float">
            <text:p>0.465686274509807</text:p>
          </table:table-cell>
          <table:table-cell table:number-columns-repeated="2"/>
          <table:table-cell office:value-type="float" office:value="30.4680666892477" calcext:value-type="float">
            <text:p>30.4680666892477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465686274509807" calcext:value-type="float">
            <text:p>0.465686274509807</text:p>
          </table:table-cell>
          <table:table-cell table:number-columns-repeated="2"/>
          <table:table-cell office:value-type="float" office:value="31.1761695081103" calcext:value-type="float">
            <text:p>31.1761695081103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294164690828346" calcext:value-type="float">
            <text:p>0.294164690828346</text:p>
          </table:table-cell>
          <table:table-cell table:number-columns-repeated="2"/>
          <table:table-cell office:value-type="float" office:value="30.5851586315908" calcext:value-type="float">
            <text:p>30.5851586315908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539215686274513" calcext:value-type="float">
            <text:p>0.539215686274513</text:p>
          </table:table-cell>
          <table:table-cell table:number-columns-repeated="2"/>
          <table:table-cell office:value-type="float" office:value="30.1658104700613" calcext:value-type="float">
            <text:p>30.1658104700613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392156862745097" calcext:value-type="float">
            <text:p>0.392156862745097</text:p>
          </table:table-cell>
          <table:table-cell table:number-columns-repeated="2"/>
          <table:table-cell office:value-type="float" office:value="30.5552858379436" calcext:value-type="float">
            <text:p>30.5552858379436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703791381883168" calcext:value-type="float">
            <text:p>0.070379138188317</text:p>
          </table:table-cell>
          <table:table-cell table:number-columns-repeated="2"/>
          <table:table-cell office:value-type="float" office:value="9.71769403658739" calcext:value-type="float">
            <text:p>9.71769403658739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14077669902914" calcext:value-type="float">
            <text:p>0.114077669902914</text:p>
          </table:table-cell>
          <table:table-cell table:number-columns-repeated="2"/>
          <table:table-cell office:value-type="float" office:value="9.8385097916398" calcext:value-type="float">
            <text:p>9.8385097916398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703883495145625" calcext:value-type="float">
            <text:p>0.070388349514563</text:p>
          </table:table-cell>
          <table:table-cell table:number-columns-repeated="2"/>
          <table:table-cell office:value-type="float" office:value="9.80884010979901" calcext:value-type="float">
            <text:p>9.80884010979901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14068458576666" calcext:value-type="float">
            <text:p>0.114068458576666</text:p>
          </table:table-cell>
          <table:table-cell table:number-columns-repeated="2"/>
          <table:table-cell office:value-type="float" office:value="9.91995633831359" calcext:value-type="float">
            <text:p>9.91995633831359</text:p>
          </table:table-cell>
          <table:table-cell table:number-columns-repeated="6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36985317145968" calcext:value-type="float">
            <text:p>0.043698531714597</text:p>
          </table:table-cell>
          <table:table-cell table:number-columns-repeated="2"/>
          <table:table-cell office:value-type="float" office:value="9.94125753025921" calcext:value-type="float">
            <text:p>9.94125753025921</text:p>
          </table:table-cell>
          <table:table-cell table:number-columns-repeated="6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922422210349847" calcext:value-type="float">
            <text:p>0.092242221034985</text:p>
          </table:table-cell>
          <table:table-cell table:number-columns-repeated="2"/>
          <table:table-cell office:value-type="float" office:value="10.0208111493893" calcext:value-type="float">
            <text:p>10.0208111493893</text:p>
          </table:table-cell>
          <table:table-cell table:number-columns-repeated="6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11650485436893" calcext:value-type="float">
            <text:p>0.11650485436893</text:p>
          </table:table-cell>
          <table:table-cell table:number-columns-repeated="2"/>
          <table:table-cell office:value-type="float" office:value="9.97901475654465" calcext:value-type="float">
            <text:p>9.97901475654465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79519537222966" calcext:value-type="float">
            <text:p>0.067951953722297</text:p>
          </table:table-cell>
          <table:table-cell table:number-columns-repeated="2"/>
          <table:table-cell office:value-type="float" office:value="9.97848049962234" calcext:value-type="float">
            <text:p>9.97848049962234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703975608408101" calcext:value-type="float">
            <text:p>0.07039756084081</text:p>
          </table:table-cell>
          <table:table-cell table:number-columns-repeated="2"/>
          <table:table-cell office:value-type="float" office:value="10.0191991672961" calcext:value-type="float">
            <text:p>10.0191991672961</text:p>
          </table:table-cell>
          <table:table-cell table:number-columns-repeated="6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474308300395254" calcext:value-type="float">
            <text:p>0.047430830039525</text:p>
          </table:table-cell>
          <table:table-cell table:number-columns-repeated="2"/>
          <table:table-cell office:value-type="float" office:value="8.92693103320897" calcext:value-type="float">
            <text:p>8.92693103320897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71936758893281" calcext:value-type="float">
            <text:p>0.067193675889328</text:p>
          </table:table-cell>
          <table:table-cell table:number-columns-repeated="2"/>
          <table:table-cell office:value-type="float" office:value="8.9302279191755" calcext:value-type="float">
            <text:p>8.9302279191755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54545454545467" calcext:value-type="float">
            <text:p>0.045454545454547</text:p>
          </table:table-cell>
          <table:table-cell table:number-columns-repeated="2"/>
          <table:table-cell office:value-type="float" office:value="8.94933508182188" calcext:value-type="float">
            <text:p>8.94933508182188</text:p>
          </table:table-cell>
          <table:table-cell table:number-columns-repeated="6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889420412988073" calcext:value-type="float">
            <text:p>0.088942041298807</text:p>
          </table:table-cell>
          <table:table-cell table:number-columns-repeated="2"/>
          <table:table-cell office:value-type="float" office:value="9.07119980791253" calcext:value-type="float">
            <text:p>9.07119980791253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34782608695645" calcext:value-type="float">
            <text:p>0.043478260869565</text:p>
          </table:table-cell>
          <table:table-cell table:number-columns-repeated="2"/>
          <table:table-cell office:value-type="float" office:value="9.0408998559344" calcext:value-type="float">
            <text:p>9.0408998559344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54545454545467" calcext:value-type="float">
            <text:p>0.045454545454547</text:p>
          </table:table-cell>
          <table:table-cell table:number-columns-repeated="2"/>
          <table:table-cell office:value-type="float" office:value="8.94933508182188" calcext:value-type="float">
            <text:p>8.94933508182188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91699604743086" calcext:value-type="float">
            <text:p>0.069169960474309</text:p>
          </table:table-cell>
          <table:table-cell table:number-columns-repeated="2"/>
          <table:table-cell office:value-type="float" office:value="9.00005356285324" calcext:value-type="float">
            <text:p>9.00005356285324</text:p>
          </table:table-cell>
          <table:table-cell table:number-columns-repeated="6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71936758893281" calcext:value-type="float">
            <text:p>0.067193675889328</text:p>
          </table:table-cell>
          <table:table-cell table:number-columns-repeated="2"/>
          <table:table-cell office:value-type="float" office:value="9.03102766798419" calcext:value-type="float">
            <text:p>9.03102766798419</text:p>
          </table:table-cell>
          <table:table-cell table:number-columns-repeated="6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54453104798489" calcext:value-type="float">
            <text:p>0.045445310479849</text:p>
          </table:table-cell>
          <table:table-cell table:number-columns-repeated="2"/>
          <table:table-cell office:value-type="float" office:value="8.94933508182188" calcext:value-type="float">
            <text:p>8.94933508182188</text:p>
          </table:table-cell>
          <table:table-cell table:number-columns-repeated="6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1">
          <table:table-cell table:number-columns-repeated="1024"/>
        </table:table-row>
        <table:table-row table:style-name="ro10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483870967741932" calcext:value-type="float">
            <text:p>0.483870967741932</text:p>
          </table:table-cell>
          <table:table-cell office:value-type="float" office:value="29.4683289097591" calcext:value-type="float">
            <text:p>29.4683289097591</text:p>
          </table:table-cell>
          <table:table-cell table:number-columns-repeated="8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645161290322577" calcext:value-type="float">
            <text:p>0.645161290322577</text:p>
          </table:table-cell>
          <table:table-cell office:value-type="float" office:value="29.6230157717436" calcext:value-type="float">
            <text:p>29.6230157717436</text:p>
          </table:table-cell>
          <table:table-cell table:number-columns-repeated="8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36280752347897" calcext:value-type="float">
            <text:p>0.36280752347897</text:p>
          </table:table-cell>
          <table:table-cell office:value-type="float" office:value="30.0195424152715" calcext:value-type="float">
            <text:p>30.0195424152715</text:p>
          </table:table-cell>
          <table:table-cell table:number-columns-repeated="8"/>
          <table:table-cell table:number-columns-repeated="2"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302323652511227" calcext:value-type="float">
            <text:p>0.302323652511227</text:p>
          </table:table-cell>
          <table:table-cell office:value-type="float" office:value="31.3434884136382" calcext:value-type="float">
            <text:p>31.3434884136382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463805379746837" calcext:value-type="float">
            <text:p>0.463805379746837</text:p>
          </table:table-cell>
          <table:table-cell office:value-type="float" office:value="31.2157258064516" calcext:value-type="float">
            <text:p>31.2157258064516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58467741935484" calcext:value-type="float">
            <text:p>0.58467741935484</text:p>
          </table:table-cell>
          <table:table-cell office:value-type="float" office:value="32.0356395467538" calcext:value-type="float">
            <text:p>32.0356395467538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403225806451616" calcext:value-type="float">
            <text:p>0.403225806451616</text:p>
          </table:table-cell>
          <table:table-cell office:value-type="float" office:value="31.7465866169865" calcext:value-type="float">
            <text:p>31.7465866169865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28235376684361" calcext:value-type="float">
            <text:p>0.28235376684361</text:p>
          </table:table-cell>
          <table:table-cell office:value-type="float" office:value="30.8728562678644" calcext:value-type="float">
            <text:p>30.8728562678644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524289250714578" calcext:value-type="float">
            <text:p>0.524289250714578</text:p>
          </table:table-cell>
          <table:table-cell office:value-type="float" office:value="31.3701893630053" calcext:value-type="float">
            <text:p>31.3701893630053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.5" calcext:value-type="float">
            <text:p>16.5</text:p>
          </table:table-cell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10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443484585545129" calcext:value-type="float">
            <text:p>0.044348458554513</text:p>
          </table:table-cell>
          <table:table-cell office:value-type="float" office:value="10.0509863719886" calcext:value-type="float">
            <text:p>10.0509863719886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65258779093492" calcext:value-type="float">
            <text:p>0.066525877909349</text:p>
          </table:table-cell>
          <table:table-cell office:value-type="float" office:value="10.1009429869334" calcext:value-type="float">
            <text:p>10.1009429869334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907258064516121" calcext:value-type="float">
            <text:p>0.090725806451612</text:p>
          </table:table-cell>
          <table:table-cell office:value-type="float" office:value="10.0702608207432" calcext:value-type="float">
            <text:p>10.0702608207432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85547672519391" calcext:value-type="float">
            <text:p>0.068554767251939</text:p>
          </table:table-cell>
          <table:table-cell office:value-type="float" office:value="10.2210111269906" calcext:value-type="float">
            <text:p>10.2210111269906</text:p>
          </table:table-cell>
          <table:table-cell table:number-columns-repeated="8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85547672519391" calcext:value-type="float">
            <text:p>0.068554767251939</text:p>
          </table:table-cell>
          <table:table-cell office:value-type="float" office:value="10.1600806451613" calcext:value-type="float">
            <text:p>10.1600806451613</text:p>
          </table:table-cell>
          <table:table-cell table:number-columns-repeated="8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70564516129032" calcext:value-type="float">
            <text:p>0.070564516129032</text:p>
          </table:table-cell>
          <table:table-cell office:value-type="float" office:value="10.1676985504287" calcext:value-type="float">
            <text:p>10.1676985504287</text:p>
          </table:table-cell>
          <table:table-cell table:number-columns-repeated="8"/>
          <table:table-cell table:number-columns-repeated="2"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6532258064516" calcext:value-type="float">
            <text:p>0.066532258064516</text:p>
          </table:table-cell>
          <table:table-cell office:value-type="float" office:value="10.2418487137607" calcext:value-type="float">
            <text:p>10.2418487137607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23387096774199" calcext:value-type="float">
            <text:p>0.04233870967742</text:p>
          </table:table-cell>
          <table:table-cell office:value-type="float" office:value="10.1909924969375" calcext:value-type="float">
            <text:p>10.1909924969375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65258779093509" calcext:value-type="float">
            <text:p>0.066525877909351</text:p>
          </table:table-cell>
          <table:table-cell office:value-type="float" office:value="10.2308684667211" calcext:value-type="float">
            <text:p>10.2308684667211</text:p>
          </table:table-cell>
          <table:table-cell table:number-columns-repeated="8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114085105629439" calcext:value-type="float">
            <text:p>0.114085105629439</text:p>
          </table:table-cell>
          <table:table-cell office:value-type="float" office:value="9.1925811478458" calcext:value-type="float">
            <text:p>9.1925811478458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905951727435319" calcext:value-type="float">
            <text:p>0.090595172743532</text:p>
          </table:table-cell>
          <table:table-cell office:value-type="float" office:value="9.1230366028581" calcext:value-type="float">
            <text:p>9.1230366028581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87919463087248" calcext:value-type="float">
            <text:p>0.068791946308725</text:p>
          </table:table-cell>
          <table:table-cell office:value-type="float" office:value="9.18102654459811" calcext:value-type="float">
            <text:p>9.18102654459811</text:p>
          </table:table-cell>
          <table:table-cell table:number-columns-repeated="8"/>
          <table:table-cell table:style-name="ce25" office:value-type="float" office:value="16.5" calcext:value-type="float">
            <text:p>16.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469710116697062" calcext:value-type="float">
            <text:p>0.046971011669706</text:p>
          </table:table-cell>
          <table:table-cell office:value-type="float" office:value="9.34974588726957" calcext:value-type="float">
            <text:p>9.34974588726957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87919463087248" calcext:value-type="float">
            <text:p>0.068791946308725</text:p>
          </table:table-cell>
          <table:table-cell office:value-type="float" office:value="9.16108267960546" calcext:value-type="float">
            <text:p>9.16108267960546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704786527598245" calcext:value-type="float">
            <text:p>0.070478652759825</text:p>
          </table:table-cell>
          <table:table-cell office:value-type="float" office:value="9.18045545501231" calcext:value-type="float">
            <text:p>9.18045545501231</text:p>
          </table:table-cell>
          <table:table-cell table:number-columns-repeated="8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922818791946316" calcext:value-type="float">
            <text:p>0.092281879194632</text:p>
          </table:table-cell>
          <table:table-cell office:value-type="float" office:value="9.22165801916028" calcext:value-type="float">
            <text:p>9.22165801916028</text:p>
          </table:table-cell>
          <table:table-cell table:number-columns-repeated="8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671140939597308" calcext:value-type="float">
            <text:p>0.067114093959731</text:p>
          </table:table-cell>
          <table:table-cell office:value-type="float" office:value="9.23097253457527" calcext:value-type="float">
            <text:p>9.23097253457527</text:p>
          </table:table-cell>
          <table:table-cell table:number-columns-repeated="8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10">
          <table:table-cell table:number-columns-repeated="8"/>
          <table:table-cell office:value-type="float" office:value="0.0922818791946316" calcext:value-type="float">
            <text:p>0.092281879194632</text:p>
          </table:table-cell>
          <table:table-cell office:value-type="float" office:value="9.15975899134069" calcext:value-type="float">
            <text:p>9.15975899134069</text:p>
          </table:table-cell>
          <table:table-cell table:number-columns-repeated="8"/>
          <table:table-cell table:number-columns-repeated="2" table:style-name="ce25" office:value-type="float" office:value="29" calcext:value-type="float">
            <text:p>2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Evolution of Escherichia coli to 42  C and Subsequent Genetic</text:p>
            <text:p>Engineering Reveals Adaptive Mechanisms and Novel</text:p>
            <text:p>Mutations</text:p>
          </table:table-cell>
          <table:table-cell table:style-name="ce20" office:value-type="string" calcext:value-type="string">
            <text:p><text:span text:style-name="T1">(Sandberg et al., 2014)</text:span>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Growth rate (h^-1)</text:p>
          </table:table-cell>
          <table:table-cell/>
          <table:table-cell office:value-type="string" calcext:value-type="string">
            <text:p>from paper</text:p>
          </table:table-cell>
          <table:table-cell office:value-type="float" office:value="0.82" calcext:value-type="float">
            <text:p>0.82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W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4"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97" calcext:value-type="float">
            <text:p>0.97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92" calcext:value-type="float">
            <text:p>0.92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03" calcext:value-type="float">
            <text:p>1.03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9"/>
          <table:table-cell table:style-name="ce13" table:number-columns-repeated="982"/>
        </table:table-row>
        <table:table-row table:style-name="ro4">
          <table:table-cell table:number-columns-repeated="6"/>
          <table:table-cell office:value-type="float" office:value="0.94" calcext:value-type="float">
            <text:p>0.94</text:p>
          </table:table-cell>
          <table:table-cell table:number-columns-repeated="8"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97" calcext:value-type="float">
            <text:p>0.97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99" calcext:value-type="float">
            <text:p>0.99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92" calcext:value-type="float">
            <text:p>0.92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98" calcext:value-type="float">
            <text:p>0.98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relative fitnes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WT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7" calcext:value-type="float">
            <text:p>1.17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9" calcext:value-type="float">
            <text:p>1.19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2" calcext:value-type="float">
            <text:p>1.12</text:p>
          </table:table-cell>
          <table:table-cell table:number-columns-repeated="8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26" calcext:value-type="float">
            <text:p>1.26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5" calcext:value-type="float">
            <text:p>1.15</text:p>
          </table:table-cell>
          <table:table-cell table:number-columns-repeated="8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9" calcext:value-type="float">
            <text:p>1.19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21" calcext:value-type="float">
            <text:p>1.21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7" calcext:value-type="float">
            <text:p>1.17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2" calcext:value-type="float">
            <text:p>1.12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.19" calcext:value-type="float">
            <text:p>1.19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6"/>
          <table:table-cell office:value-type="float" office:value="0.45" calcext:value-type="float">
            <text:p>0.45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WT</text:p>
          </table:table-cell>
          <table:table-cell table:number-columns-repeated="1001"/>
        </table:table-row>
        <table:table-row table:style-name="ro4">
          <table:table-cell table:number-columns-repeated="3"/>
          <table:table-cell office:value-type="string" calcext:value-type="string">
            <text:p>Biomass Yield (gDW gGlc^-1)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37" calcext:value-type="float">
            <text:p>0.37</text:p>
          </table:table-cell>
          <table:table-cell table:number-columns-repeated="8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38" calcext:value-type="float">
            <text:p>0.38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table:number-columns-repeated="4"/>
          <table:table-cell table:style-name="ce15"/>
          <table:table-cell/>
          <table:table-cell office:value-type="float" office:value="0.37" calcext:value-type="float">
            <text:p>0.37</text:p>
          </table:table-cell>
          <table:table-cell table:number-columns-repeated="8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33" calcext:value-type="float">
            <text:p>0.33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36" calcext:value-type="float">
            <text:p>0.36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_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_extraction_method </text:p>
          </table:table-cell>
          <table:table-cell table:style-name="ce13" office:value-type="string" calcext:value-type="string">
            <text:p>Mean_sex_not_considered</text:p>
          </table:table-cell>
          <table:table-cell table:style-name="ce13" office:value-type="string" calcext:value-type="string">
            <text:p>standard_error</text:p>
          </table:table-cell>
          <table:table-cell table:style-name="ce13" office:value-type="string" calcext:value-type="string">
            <text:p>Confidence_interval</text:p>
          </table:table-cell>
          <table:table-cell table:style-name="ce13" office:value-type="string" calcext:value-type="string">
            <text:p>Mean_male</text:p>
          </table:table-cell>
          <table:table-cell table:style-name="ce13" office:value-type="string" calcext:value-type="string">
            <text:p>Standard_error_male</text:p>
          </table:table-cell>
          <table:table-cell table:style-name="ce13" office:value-type="string" calcext:value-type="string">
            <text:p>Mean_female</text:p>
          </table:table-cell>
          <table:table-cell table:style-name="ce13" office:value-type="string" calcext:value-type="string">
            <text:p>Standard_error_female</text:p>
          </table:table-cell>
          <table:table-cell table:style-name="ce13"/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standard_deviation</text:p>
          </table:table-cell>
          <table:table-cell table:style-name="ce13" office:value-type="string" calcext:value-type="string">
            <text:p>variance</text:p>
          </table:table-cell>
          <table:table-cell table:style-name="ce13" office:value-type="string" calcext:value-type="string">
            <text:p>effect_sizes</text:p>
          </table:table-cell>
          <table:table-cell table:style-name="ce13" office:value-type="string" calcext:value-type="string">
            <text:p>Selection_temperature</text:p>
          </table:table-cell>
          <table:table-cell table:style-name="ce13" office:value-type="string" calcext:value-type="string">
            <text:p>Assay_temperature</text:p>
          </table:table-cell>
          <table:table-cell table:style-name="ce13" office:value-type="string" calcext:value-type="string">
            <text:p>Control_or_selection_line</text:p>
          </table:table-cell>
          <table:table-cell table:style-name="ce13"/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_data</text:p>
          </table:table-cell>
          <table:table-cell table:style-name="ce13" office:value-type="string" calcext:value-type="string">
            <text:p>Female_data</text:p>
          </table:table-cell>
          <table:table-cell table:style-name="ce13" office:value-type="string" calcext:value-type="string">
            <text:p>Culture_plate</text:p>
          </table:table-cell>
          <table:table-cell table:style-name="ce13" office:value-type="string" calcext:value-type="string">
            <text:p>Sex_not_considered_data</text:p>
          </table:table-cell>
          <table:table-cell table:style-name="ce13" table:number-columns-repeated="997"/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Predators modify the evolutionary</text:p>
            <text:p>response of prey to temperature change</text:p>
          </table:table-cell>
          <table:table-cell table:style-name="ce20" office:value-type="string" calcext:value-type="string">
            <text:p><text:span text:style-name="T4">(Tseng and O’Connor, 2015)</text:span></text:p>
          </table:table-cell>
          <table:table-cell office:value-type="string" calcext:value-type="string">
            <text:p>per capita growth rate, r</text:p>
          </table:table-cell>
          <table:table-cell table:number-columns-repeated="1020"/>
        </table:table-row>
        <table:table-row table:style-name="ro4">
          <table:table-cell table:number-columns-repeated="5"/>
          <table:table-cell office:value-type="string" calcext:value-type="string">
            <text:p>from graph</text:p>
          </table:table-cell>
          <table:table-cell office:value-type="float" office:value="0.256382875234355" calcext:value-type="float">
            <text:p>0.256382875234355</text:p>
          </table:table-cell>
          <table:table-cell office:value-type="float" office:value="0.0428362340372848" calcext:value-type="float">
            <text:p>0.042836234037285</text:p>
          </table:table-cell>
          <table:table-cell table:number-columns-repeated="10"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8 P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503727581449644" calcext:value-type="float">
            <text:p>0.503727581449644</text:p>
          </table:table-cell>
          <table:table-cell office:value-type="float" office:value="0.14647228412749" calcext:value-type="float">
            <text:p>0.1464722841274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 P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444309579397927" calcext:value-type="float">
            <text:p>0.444309579397927</text:p>
          </table:table-cell>
          <table:table-cell office:value-type="float" office:value="0.085672468074569" calcext:value-type="float">
            <text:p>0.085672468074569</text:p>
          </table:table-cell>
          <table:table-cell table:number-columns-repeated="10"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8WP</text:p>
          </table:table-cell>
          <table:table-cell table:number-columns-repeated="21"/>
          <table:table-cell table:style-name="ce13" table:number-columns-repeated="982"/>
        </table:table-row>
        <table:table-row table:style-name="ro4">
          <table:table-cell table:number-columns-repeated="6"/>
          <table:table-cell office:value-type="float" office:value="0.419436927376278" calcext:value-type="float">
            <text:p>0.419436927376278</text:p>
          </table:table-cell>
          <table:table-cell office:value-type="float" office:value="0.110545120096218" calcext:value-type="float">
            <text:p>0.110545120096218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WP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351728041317344" calcext:value-type="float">
            <text:p>0.351728041317344</text:p>
          </table:table-cell>
          <table:table-cell office:value-type="float" office:value="0.0400726060348793" calcext:value-type="float">
            <text:p>0.04007260603487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 P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802199405709434" calcext:value-type="float">
            <text:p>0.802199405709434</text:p>
          </table:table-cell>
          <table:table-cell office:value-type="float" office:value="0.0373089780324737" calcext:value-type="float">
            <text:p>0.037308978032474</text:p>
          </table:table-cell>
          <table:table-cell table:number-columns-repeated="10"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21 P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379364321341398" calcext:value-type="float">
            <text:p>0.379364321341398</text:p>
          </table:table-cell>
          <table:table-cell office:value-type="float" office:value="0.0442180480384875" calcext:value-type="float">
            <text:p>0.04421804803848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WP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281255527256005" calcext:value-type="float">
            <text:p>0.281255527256005</text:p>
          </table:table-cell>
          <table:table-cell office:value-type="float" office:value="0.0303999080264601" calcext:value-type="float">
            <text:p>0.03039990802646</text:p>
          </table:table-cell>
          <table:table-cell table:number-columns-repeated="10"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21WP</text:p>
          </table:table-cell>
          <table:table-cell table:number-columns-repeated="1003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table:style-name="ce20"/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Male Drosophila melanogaster have higher mating success when</text:p>
            <text:p>adapted to their thermal environment</text:p>
          </table:table-cell>
          <table:table-cell table:style-name="ce20" office:value-type="string" calcext:value-type="string">
            <text:p><text:span text:style-name="T1">Dolgin et al., 2006</text:span></text:p>
          </table:table-cell>
          <table:table-cell table:style-name="ce15" office:value-type="string" calcext:value-type="string">
            <text:p>Percentage of matings with males adapted to the experimental temperature</text:p>
          </table:table-cell>
          <table:table-cell/>
          <table:table-cell office:value-type="string" calcext:value-type="string">
            <text:p>from graph</text:p>
          </table:table-cell>
          <table:table-cell table:number-columns-repeated="3"/>
          <table:table-cell office:value-type="float" office:value="66.8760936132983" calcext:value-type="float">
            <text:p>66.8760936132983</text:p>
          </table:table-cell>
          <table:table-cell office:value-type="float" office:value="2.80238407699036" calcext:value-type="float">
            <text:p>2.80238407699036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4">
          <table:table-cell table:number-columns-repeated="9"/>
          <table:table-cell office:value-type="float" office:value="49.2415791776028" calcext:value-type="float">
            <text:p>49.2415791776028</text:p>
          </table:table-cell>
          <table:table-cell office:value-type="float" office:value="2.93908573928259" calcext:value-type="float">
            <text:p>2.9390857392825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4">
          <table:table-cell table:number-columns-repeated="9"/>
          <table:table-cell office:value-type="float" office:value="69.8151793525809" calcext:value-type="float">
            <text:p>69.8151793525809</text:p>
          </table:table-cell>
          <table:table-cell office:value-type="float" office:value="3.07578740157481" calcext:value-type="float">
            <text:p>3.07578740157481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4">
          <table:table-cell table:number-columns-repeated="9"/>
          <table:table-cell office:value-type="float" office:value="51.4971566054243" calcext:value-type="float">
            <text:p>51.4971566054243</text:p>
          </table:table-cell>
          <table:table-cell office:value-type="float" office:value="3.34919072615924" calcext:value-type="float">
            <text:p>3.349190726159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4">
          <table:table-cell table:number-columns-repeated="9"/>
          <table:table-cell office:value-type="float" office:value="56.9652230971129" calcext:value-type="float">
            <text:p>56.9652230971129</text:p>
          </table:table-cell>
          <table:table-cell office:value-type="float" office:value="2.93908573928259" calcext:value-type="float">
            <text:p>2.93908573928259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22"/>
          <table:table-cell table:style-name="ce13" table:number-columns-repeated="982"/>
        </table:table-row>
        <table:table-row table:style-name="ro4">
          <table:table-cell table:number-columns-repeated="9"/>
          <table:table-cell office:value-type="float" office:value="56.0083114610674" calcext:value-type="float">
            <text:p>56.0083114610674</text:p>
          </table:table-cell>
          <table:table-cell office:value-type="float" office:value="3.28083989501312" calcext:value-type="float">
            <text:p>3.28083989501312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o Effect of Environmental Heterogeneity on the Maintenance of Genetic Variation in Wing Shape in Drosophila Melanogaster</text:p>
          </table:table-cell>
          <table:table-cell table:style-name="ce20" office:value-type="string" calcext:value-type="string">
            <text:p><text:span text:style-name="T1">(Yeaman et al., 2010)</text:span></text:p>
          </table:table-cell>
          <table:table-cell office:value-type="string" calcext:value-type="string">
            <text:p>progeny productivity</text:p>
          </table:table-cell>
          <table:table-cell/>
          <table:table-cell office:value-type="string" calcext:value-type="string">
            <text:p>from paper</text:p>
          </table:table-cell>
          <table:table-cell table:number-columns-repeated="1018"/>
        </table:table-row>
        <table:table-row table:style-name="ro4">
          <table:table-cell table:number-columns-repeated="11"/>
          <table:table-cell office:value-type="float" office:value="67" calcext:value-type="float">
            <text:p>67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number-columns-repeated="1004"/>
        </table:table-row>
        <table:table-row table:style-name="ro4">
          <table:table-cell table:number-columns-repeated="11"/>
          <table:table-cell office:value-type="float" office:value="59.4" calcext:value-type="float">
            <text:p>59.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4">
          <table:table-cell table:number-columns-repeated="11"/>
          <table:table-cell office:value-type="float" office:value="84.3" calcext:value-type="float">
            <text:p>84.3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4">
          <table:table-cell table:number-columns-repeated="11"/>
          <table:table-cell office:value-type="float" office:value="86.4" calcext:value-type="float">
            <text:p>86.4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12">
          <table:table-cell office:value-type="float" office:value="15" calcext:value-type="float">
            <text:p>15</text:p>
          </table:table-cell>
          <table:table-cell office:value-type="string" calcext:value-type="string">
            <text:p>Adaptation of Paramecium caudatum to variable conditions of temperature</text:p>
            <text:p>Stress</text:p>
          </table:table-cell>
          <table:table-cell table:style-name="ce20" office:value-type="string" calcext:value-type="string">
            <text:p><text:span text:style-name="T1">(Duncan et al., 2011)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office:value-type="string" calcext:value-type="string">
            <text:p>From Author</text:p>
          </table:table-cell>
          <table:table-cell table:style-name="ce15" office:value-type="float" office:value="1.86680939" calcext:value-type="float">
            <text:p>1.86680939</text:p>
          </table:table-cell>
          <table:table-cell table:style-name="ce15" office:value-type="float" office:value="0.03978833" calcext:value-type="float">
            <text:p>0.03978833</text:p>
          </table:table-cell>
          <table:table-cell table:number-columns-repeated="10"/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nstant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71368945" calcext:value-type="float">
            <text:p>1.71368945</text:p>
          </table:table-cell>
          <table:table-cell table:style-name="ce15" office:value-type="float" office:value="0.02705848" calcext:value-type="float">
            <text:p>0.02705848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nstant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79912304" calcext:value-type="float">
            <text:p>1.79912304</text:p>
          </table:table-cell>
          <table:table-cell table:style-name="ce15" office:value-type="float" office:value="0.04371408" calcext:value-type="float">
            <text:p>0.0437140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stant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78170971" calcext:value-type="float">
            <text:p>1.78170971</text:p>
          </table:table-cell>
          <table:table-cell table:style-name="ce15" office:value-type="float" office:value="0.05698839" calcext:value-type="float">
            <text:p>0.05698839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nstant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93608946" calcext:value-type="float">
            <text:p>1.93608946</text:p>
          </table:table-cell>
          <table:table-cell table:style-name="ce15" office:value-type="float" office:value="0.02699966" calcext:value-type="float">
            <text:p>0.02699966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riable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86008026" calcext:value-type="float">
            <text:p>1.86008026</text:p>
          </table:table-cell>
          <table:table-cell table:style-name="ce15" office:value-type="float" office:value="0.05321379" calcext:value-type="float">
            <text:p>0.05321379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riable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88941415" calcext:value-type="float">
            <text:p>1.88941415</text:p>
          </table:table-cell>
          <table:table-cell table:style-name="ce15" office:value-type="float" office:value="0.03613104" calcext:value-type="float">
            <text:p>0.0361310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riable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78990896" calcext:value-type="float">
            <text:p>1.78990896</text:p>
          </table:table-cell>
          <table:table-cell table:style-name="ce15" office:value-type="float" office:value="0.02950127" calcext:value-type="float">
            <text:p>0.02950127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riable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8985603" calcext:value-type="float">
            <text:p>1.8985603</text:p>
          </table:table-cell>
          <table:table-cell table:style-name="ce15" office:value-type="float" office:value="0.03771499" calcext:value-type="float">
            <text:p>0.03771499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riable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76073767" calcext:value-type="float">
            <text:p>1.76073767</text:p>
          </table:table-cell>
          <table:table-cell table:style-name="ce15" office:value-type="float" office:value="0.03375559" calcext:value-type="float">
            <text:p>0.03375559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riable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77511522" calcext:value-type="float">
            <text:p>1.77511522</text:p>
          </table:table-cell>
          <table:table-cell table:style-name="ce15" office:value-type="float" office:value="0.0648202" calcext:value-type="float">
            <text:p>0.0648202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riable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office:value-type="float" office:value="1.81570388" calcext:value-type="float">
            <text:p>1.81570388</text:p>
          </table:table-cell>
          <table:table-cell table:style-name="ce15" office:value-type="float" office:value="0.04598464" calcext:value-type="float">
            <text:p>0.04598464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riable</text:p>
          </table:table-cell>
          <table:table-cell table:number-columns-repeated="1003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12">
          <table:table-cell office:value-type="float" office:value="16" calcext:value-type="float">
            <text:p>16</text:p>
          </table:table-cell>
          <table:table-cell office:value-type="string" calcext:value-type="string">
            <text:p>Selection in a fluctuating environment leads to decreased genetic</text:p>
            <text:p>variation and facilitates the evolution of phenotypic plasticity</text:p>
          </table:table-cell>
          <table:table-cell table:style-name="ce20" office:value-type="string" calcext:value-type="string">
            <text:p><text:span text:style-name="T1">(Hallsson and Bjorklund, 2012)</text:span>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pecies interactions mediate thermal evolution</text:p>
          </table:table-cell>
          <table:table-cell table:style-name="ce20" office:value-type="string" calcext:value-type="string">
            <text:p><text:span text:style-name="T1">(Tseng et al., 2019)</text:span>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Experimental evolution in Drosophila melanogaster: Interaction of temperature and food quality selection regimes</text:p>
          </table:table-cell>
          <table:table-cell table:style-name="ce20" office:value-type="string" calcext:value-type="string">
            <text:p><text:span text:style-name="T1">(Bochdanovits and de Jong, 2003)</text:span>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Male weight (mg)</text:p>
          </table:table-cell>
          <table:table-cell/>
          <table:table-cell office:value-type="string" calcext:value-type="string">
            <text:p>from graph</text:p>
          </table:table-cell>
          <table:table-cell table:number-columns-repeated="2"/>
          <table:table-cell office:value-type="float" office:value="0.0344824276396933" calcext:value-type="float">
            <text:p>0.034482427639693</text:p>
          </table:table-cell>
          <table:table-cell office:value-type="float" office:value="1.0410477666809" calcext:value-type="float">
            <text:p>1.0410477666809</text:p>
          </table:table-cell>
          <table:table-cell table:number-columns-repeated="8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8"/>
          <table:table-cell office:value-type="float" office:value="0.0436777416769448" calcext:value-type="float">
            <text:p>0.043677741676945</text:p>
          </table:table-cell>
          <table:table-cell office:value-type="float" office:value="0.966990934265023" calcext:value-type="float">
            <text:p>0.966990934265023</text:p>
          </table:table-cell>
          <table:table-cell table:number-columns-repeated="8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8"/>
          <table:table-cell office:value-type="float" office:value="0.0275859421117548" calcext:value-type="float">
            <text:p>0.027585942111755</text:p>
          </table:table-cell>
          <table:table-cell office:value-type="float" office:value="0.959432155763628" calcext:value-type="float">
            <text:p>0.959432155763628</text:p>
          </table:table-cell>
          <table:table-cell table:number-columns-repeated="8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8"/>
          <table:table-cell office:value-type="float" office:value="0.0183954272989486" calcext:value-type="float">
            <text:p>0.018395427298949</text:p>
          </table:table-cell>
          <table:table-cell office:value-type="float" office:value="1.03250514716822" calcext:value-type="float">
            <text:p>1.03250514716822</text:p>
          </table:table-cell>
          <table:table-cell table:number-columns-repeated="8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8"/>
          <table:table-cell office:value-type="float" office:value="0.082757826335264" calcext:value-type="float">
            <text:p>0.082757826335264</text:p>
          </table:table-cell>
          <table:table-cell office:value-type="float" office:value="0.893725973882621" calcext:value-type="float">
            <text:p>0.893725973882621</text:p>
          </table:table-cell>
          <table:table-cell table:number-columns-repeated="8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8"/>
          <table:table-cell office:value-type="float" office:value="0.0137977702803231" calcext:value-type="float">
            <text:p>0.013797770280323</text:p>
          </table:table-cell>
          <table:table-cell office:value-type="float" office:value="0.863351682368129" calcext:value-type="float">
            <text:p>0.863351682368129</text:p>
          </table:table-cell>
          <table:table-cell table:number-columns-repeated="8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8"/>
          <table:table-cell office:value-type="float" office:value="0.0988544251249" calcext:value-type="float">
            <text:p>0.0988544251249</text:p>
          </table:table-cell>
          <table:table-cell office:value-type="float" office:value="0.625905253711" calcext:value-type="float">
            <text:p>0.625905253711</text:p>
          </table:table-cell>
          <table:table-cell table:number-columns-repeated="8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8"/>
          <table:table-cell office:value-type="float" office:value="0.034487226864139" calcext:value-type="float">
            <text:p>0.034487226864139</text:p>
          </table:table-cell>
          <table:table-cell office:value-type="float" office:value="0.758747786357724" calcext:value-type="float">
            <text:p>0.758747786357724</text:p>
          </table:table-cell>
          <table:table-cell table:number-columns-repeated="8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5" office:value-type="string" calcext:value-type="string">
            <text:p>Larval survival (%recovered)</text:p>
          </table:table-cell>
          <table:table-cell table:number-columns-repeated="2"/>
          <table:table-cell office:value-type="float" office:value="0.70248863217402" calcext:value-type="float">
            <text:p>0.70248863217402</text:p>
          </table:table-cell>
          <table:table-cell/>
          <table:table-cell office:value-type="float" office:value="0.066381958952931" calcext:value-type="float">
            <text:p>0.066381958952931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781762320265454" calcext:value-type="float">
            <text:p>0.781762320265454</text:p>
          </table:table-cell>
          <table:table-cell/>
          <table:table-cell office:value-type="float" office:value="0.0612756544180904" calcext:value-type="float">
            <text:p>0.06127565441809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610569005776085" calcext:value-type="float">
            <text:p>0.610569005776085</text:p>
          </table:table-cell>
          <table:table-cell/>
          <table:table-cell office:value-type="float" office:value="0.129347425341035" calcext:value-type="float">
            <text:p>0.129347425341035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514526238171317" calcext:value-type="float">
            <text:p>0.514526238171317</text:p>
          </table:table-cell>
          <table:table-cell/>
          <table:table-cell office:value-type="float" office:value="0.108934496743272" calcext:value-type="float">
            <text:p>0.108934496743272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683482856089468" calcext:value-type="float">
            <text:p>0.683482856089468</text:p>
          </table:table-cell>
          <table:table-cell/>
          <table:table-cell office:value-type="float" office:value="0.0408504362787268" calcext:value-type="float">
            <text:p>0.040850436278727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730416615460244" calcext:value-type="float">
            <text:p>0.730416615460244</text:p>
          </table:table-cell>
          <table:table-cell/>
          <table:table-cell office:value-type="float" office:value="0.0646798574413172" calcext:value-type="float">
            <text:p>0.064679857441317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538798082831511" calcext:value-type="float">
            <text:p>0.538798082831511</text:p>
          </table:table-cell>
          <table:table-cell/>
          <table:table-cell office:value-type="float" office:value="0.102126090696817" calcext:value-type="float">
            <text:p>0.102126090696817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524456187784196" calcext:value-type="float">
            <text:p>0.524456187784196</text:p>
          </table:table-cell>
          <table:table-cell/>
          <table:table-cell office:value-type="float" office:value="0.0953176846503625" calcext:value-type="float">
            <text:p>0.095317684650363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5" office:value-type="string" calcext:value-type="string">
            <text:p>Feeding rate in bites per minute</text:p>
          </table:table-cell>
          <table:table-cell table:number-columns-repeated="2"/>
          <table:table-cell office:value-type="float" office:value="30.4054054054054" calcext:value-type="float">
            <text:p>30.4054054054054</text:p>
          </table:table-cell>
          <table:table-cell/>
          <table:table-cell office:value-type="float" office:value="1.73745173745175" calcext:value-type="float">
            <text:p>1.73745173745175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39.6718146718147" calcext:value-type="float">
            <text:p>39.6718146718147</text:p>
          </table:table-cell>
          <table:table-cell/>
          <table:table-cell office:value-type="float" office:value="1.73745173745175" calcext:value-type="float">
            <text:p>1.73745173745175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39.6718146718147" calcext:value-type="float">
            <text:p>39.6718146718147</text:p>
          </table:table-cell>
          <table:table-cell/>
          <table:table-cell office:value-type="float" office:value="2.31660231660233" calcext:value-type="float">
            <text:p>2.31660231660233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50.6756756756757" calcext:value-type="float">
            <text:p>50.6756756756757</text:p>
          </table:table-cell>
          <table:table-cell/>
          <table:table-cell office:value-type="float" office:value="2.89575289575289" calcext:value-type="float">
            <text:p>2.89575289575289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43.1467181467181" calcext:value-type="float">
            <text:p>43.1467181467181</text:p>
          </table:table-cell>
          <table:table-cell/>
          <table:table-cell office:value-type="float" office:value="2.60617760617762" calcext:value-type="float">
            <text:p>2.60617760617762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51.8339768339768" calcext:value-type="float">
            <text:p>51.8339768339768</text:p>
          </table:table-cell>
          <table:table-cell/>
          <table:table-cell office:value-type="float" office:value="2.6061776061776" calcext:value-type="float">
            <text:p>2.6061776061776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37.9343629343629" calcext:value-type="float">
            <text:p>37.9343629343629</text:p>
          </table:table-cell>
          <table:table-cell/>
          <table:table-cell office:value-type="float" office:value="3.18532818532819" calcext:value-type="float">
            <text:p>3.18532818532819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71.9594594594595" calcext:value-type="float">
            <text:p>71.9594594594595</text:p>
          </table:table-cell>
          <table:table-cell/>
          <table:table-cell office:value-type="float" office:value="4.48841698841699" calcext:value-type="float">
            <text:p>4.48841698841699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5" office:value-type="string" calcext:value-type="string">
            <text:p>Development time to pupa in hours </text:p>
          </table:table-cell>
          <table:table-cell table:number-columns-repeated="2"/>
          <table:table-cell office:value-type="float" office:value="225.058004640371" calcext:value-type="float">
            <text:p>225.058004640371</text:p>
          </table:table-cell>
          <table:table-cell/>
          <table:table-cell office:value-type="float" office:value="6.03248259860789" calcext:value-type="float">
            <text:p>6.03248259860789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30.626450116009" calcext:value-type="float">
            <text:p>230.626450116009</text:p>
          </table:table-cell>
          <table:table-cell/>
          <table:table-cell office:value-type="float" office:value="5.10440835266817" calcext:value-type="float">
            <text:p>5.10440835266817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22.737819025522" calcext:value-type="float">
            <text:p>222.737819025522</text:p>
          </table:table-cell>
          <table:table-cell/>
          <table:table-cell office:value-type="float" office:value="6.49651972157767" calcext:value-type="float">
            <text:p>6.49651972157767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38.515081206496" calcext:value-type="float">
            <text:p>238.515081206496</text:p>
          </table:table-cell>
          <table:table-cell/>
          <table:table-cell office:value-type="float" office:value="4.64037122969842" calcext:value-type="float">
            <text:p>4.64037122969842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03.944315545244" calcext:value-type="float">
            <text:p>103.944315545244</text:p>
          </table:table-cell>
          <table:table-cell/>
          <table:table-cell office:value-type="float" office:value="0.92807424593974" calcext:value-type="float">
            <text:p>0.92807424593974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00.232018561485" calcext:value-type="float">
            <text:p>100.232018561485</text:p>
          </table:table-cell>
          <table:table-cell/>
          <table:table-cell office:value-type="float" office:value="1.39211136890947" calcext:value-type="float">
            <text:p>1.39211136890947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03.944315545244" calcext:value-type="float">
            <text:p>103.944315545244</text:p>
          </table:table-cell>
          <table:table-cell/>
          <table:table-cell office:value-type="float" office:value="0.92807424593974" calcext:value-type="float">
            <text:p>0.92807424593974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03.016241299304" calcext:value-type="float">
            <text:p>103.016241299304</text:p>
          </table:table-cell>
          <table:table-cell/>
          <table:table-cell office:value-type="float" office:value="2.32018561484927" calcext:value-type="float">
            <text:p>2.32018561484927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5" office:value-type="string" calcext:value-type="string">
            <text:p>Development time to adult in hours</text:p>
          </table:table-cell>
          <table:table-cell table:number-columns-repeated="2"/>
          <table:table-cell office:value-type="float" office:value="405.702647657841" calcext:value-type="float">
            <text:p>405.702647657841</text:p>
          </table:table-cell>
          <table:table-cell/>
          <table:table-cell office:value-type="float" office:value="4.07331975560084" calcext:value-type="float">
            <text:p>4.07331975560084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412.219959266802" calcext:value-type="float">
            <text:p>412.219959266802</text:p>
          </table:table-cell>
          <table:table-cell/>
          <table:table-cell office:value-type="float" office:value="4.07331975560084" calcext:value-type="float">
            <text:p>4.07331975560084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396.741344195519" calcext:value-type="float">
            <text:p>396.741344195519</text:p>
          </table:table-cell>
          <table:table-cell/>
          <table:table-cell office:value-type="float" office:value="5.70264765784111" calcext:value-type="float">
            <text:p>5.70264765784111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418.737270875764" calcext:value-type="float">
            <text:p>418.737270875764</text:p>
          </table:table-cell>
          <table:table-cell/>
          <table:table-cell office:value-type="float" office:value="4.88798370672095" calcext:value-type="float">
            <text:p>4.88798370672095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89.816700610998" calcext:value-type="float">
            <text:p>189.816700610998</text:p>
          </table:table-cell>
          <table:table-cell/>
          <table:table-cell office:value-type="float" office:value="2.44399185336033" calcext:value-type="float">
            <text:p>2.44399185336033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84.114052953157" calcext:value-type="float">
            <text:p>184.114052953157</text:p>
          </table:table-cell>
          <table:table-cell/>
          <table:table-cell office:value-type="float" office:value="1.62932790224022" calcext:value-type="float">
            <text:p>1.62932790224022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86.558044806517" calcext:value-type="float">
            <text:p>186.558044806517</text:p>
          </table:table-cell>
          <table:table-cell/>
          <table:table-cell office:value-type="float" office:value="1.62932790224033" calcext:value-type="float">
            <text:p>1.62932790224033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190.631364562118" calcext:value-type="float">
            <text:p>190.631364562118</text:p>
          </table:table-cell>
          <table:table-cell/>
          <table:table-cell office:value-type="float" office:value="1.62932790224033" calcext:value-type="float">
            <text:p>1.62932790224033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</text:p>
          </table:table-cell>
          <table:table-cell table:number-columns-repeated="1003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Rapid evolution of thermal plasticity in mountain lake Daphnia populations</text:p>
          </table:table-cell>
          <table:table-cell table:style-name="ce20" office:value-type="string" calcext:value-type="string">
            <text:p><text:span text:style-name="T1">(Cavalheri et al., 2019)</text:span>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POPULATION DYNAMICS DETERMINE GENETIC ADAPTATION TO TEMPERATURE IN DAPHNIA</text:p>
          </table:table-cell>
          <table:table-cell table:style-name="ce20" office:value-type="string" calcext:value-type="string">
            <text:p><text:span text:style-name="T2">(Van Doorslaer et al., 2009)</text:span>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The transgenerational effects of heat stress in the nematode</text:p>
            <text:p>Caenorhabditis remanei are negative and rapidly eliminated under direct</text:p>
            <text:p>selection for increased stress resistance in larvae</text:p>
          </table:table-cell>
          <table:table-cell table:style-name="ce20" office:value-type="string" calcext:value-type="string">
            <text:p><text:span text:style-name="T1">(Sikkink et al., 2014)</text:span></text:p>
          </table:table-cell>
          <table:table-cell office:value-type="string" calcext:value-type="string">
            <text:p>Probability of survival <text:s text:c="6"/>conditional means</text:p>
          </table:table-cell>
          <table:table-cell/>
          <table:table-cell office:value-type="string" calcext:value-type="string">
            <text:p>from graph</text:p>
          </table:table-cell>
          <table:table-cell office:value-type="float" office:value="0.232558139534884" calcext:value-type="float">
            <text:p>0.232558139534884</text:p>
          </table:table-cell>
          <table:table-cell/>
          <table:table-cell office:value-type="float" office:value="0.190697674418605" calcext:value-type="float">
            <text:p>0.190697674418605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cestor <text:s text:c="2"/>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979069767441861" calcext:value-type="float">
            <text:p>0.979069767441861</text:p>
          </table:table-cell>
          <table:table-cell/>
          <table:table-cell office:value-type="float" office:value="0.0790697674418604" calcext:value-type="float">
            <text:p>0.07906976744186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4">
          <table:table-cell table:number-columns-repeated="6"/>
          <table:table-cell office:value-type="float" office:value="0.495348837209302" calcext:value-type="float">
            <text:p>0.495348837209302</text:p>
          </table:table-cell>
          <table:table-cell/>
          <table:table-cell office:value-type="float" office:value="0.198837209302325" calcext:value-type="float">
            <text:p>0.19883720930232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4">
          <table:table-cell table:number-columns-repeated="6"/>
          <table:table-cell office:value-type="float" office:value="0.667441860465116" calcext:value-type="float">
            <text:p>0.667441860465116</text:p>
          </table:table-cell>
          <table:table-cell/>
          <table:table-cell office:value-type="float" office:value="0.211627906976744" calcext:value-type="float">
            <text:p>0.211627906976744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 office:value-type="float" office:value="0.308139534883721" calcext:value-type="float">
            <text:p>0.308139534883721</text:p>
          </table:table-cell>
          <table:table-cell/>
          <table:table-cell office:value-type="float" office:value="0.11046511627907" calcext:value-type="float">
            <text:p>0.11046511627907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ntrol <text:s/>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986046511627907" calcext:value-type="float">
            <text:p>0.986046511627907</text:p>
          </table:table-cell>
          <table:table-cell/>
          <table:table-cell office:value-type="float" office:value="0.151162790697674" calcext:value-type="float">
            <text:p>0.151162790697674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4">
          <table:table-cell table:number-columns-repeated="6"/>
          <table:table-cell office:value-type="float" office:value="0.472093023255814" calcext:value-type="float">
            <text:p>0.472093023255814</text:p>
          </table:table-cell>
          <table:table-cell/>
          <table:table-cell office:value-type="float" office:value="0.132558139534884" calcext:value-type="float">
            <text:p>0.132558139534884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4">
          <table:table-cell table:number-columns-repeated="6"/>
          <table:table-cell office:value-type="float" office:value="0.669767441860465" calcext:value-type="float">
            <text:p>0.669767441860465</text:p>
          </table:table-cell>
          <table:table-cell/>
          <table:table-cell office:value-type="float" office:value="0.134883720930232" calcext:value-type="float">
            <text:p>0.134883720930232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 office:value-type="float" office:value="0.923255813953488" calcext:value-type="float">
            <text:p>0.923255813953488</text:p>
          </table:table-cell>
          <table:table-cell/>
          <table:table-cell office:value-type="float" office:value="0.125581395348837" calcext:value-type="float">
            <text:p>0.125581395348837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eat selected 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0.825581395348837" calcext:value-type="float">
            <text:p>0.825581395348837</text:p>
          </table:table-cell>
          <table:table-cell/>
          <table:table-cell office:value-type="float" office:value="0.169767441860465" calcext:value-type="float">
            <text:p>0.16976744186046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4">
          <table:table-cell table:number-columns-repeated="6"/>
          <table:table-cell office:value-type="float" office:value="0.830232558139535" calcext:value-type="float">
            <text:p>0.830232558139535</text:p>
          </table:table-cell>
          <table:table-cell/>
          <table:table-cell office:value-type="float" office:value="0.109302325581395" calcext:value-type="float">
            <text:p>0.10930232558139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4">
          <table:table-cell table:number-columns-repeated="6"/>
          <table:table-cell office:value-type="float" office:value="0.82093023255814" calcext:value-type="float">
            <text:p>0.82093023255814</text:p>
          </table:table-cell>
          <table:table-cell/>
          <table:table-cell office:value-type="float" office:value="0.190697674418604" calcext:value-type="float">
            <text:p>0.190697674418604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Positive selection at high temperature reduces</text:p>
            <text:p>gene transcription in the bacteriophage φX174</text:p>
          </table:table-cell>
          <table:table-cell table:style-name="ce20" office:value-type="string" calcext:value-type="string">
            <text:p><text:span text:style-name="T1">(Brown et al., 2010)</text:span>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Rapid evolution in response to warming does not affect the</text:p>
            <text:p>toxicity of a pollutant: Insights from experimental evolution in</text:p>
            <text:p>heated mesocosms</text:p>
          </table:table-cell>
          <table:table-cell table:style-name="ce20" office:value-type="string" calcext:value-type="string">
            <text:p><text:span text:style-name="T2">(Zhang et al., 2019)</text:span></text:p>
          </table:table-cell>
          <table:table-cell table:style-name="ce15" office:value-type="string" calcext:value-type="string">
            <text:p>Intrinsic growth rate (day–1) </text:p>
          </table:table-cell>
          <table:table-cell/>
          <table:table-cell office:value-type="string" calcext:value-type="string">
            <text:p>from supplementary data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0.11" calcext:value-type="float">
            <text:p>0.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0.12" calcext:value-type="float">
            <text:p>0.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5" office:value-type="string" calcext:value-type="string">
            <text:p>Age at 1st reproduction (days)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4.56" calcext:value-type="float">
            <text:p>14.5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5.4" calcext:value-type="float">
            <text:p>15.4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2.39" calcext:value-type="float">
            <text:p>12.3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2.68" calcext:value-type="float">
            <text:p>12.6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18.73" calcext:value-type="float">
            <text:p>18.7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3.53" calcext:value-type="float">
            <text:p>13.5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20.07" calcext:value-type="float">
            <text:p>20.0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0.41" calcext:value-type="float">
            <text:p>10.4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1.33" calcext:value-type="float">
            <text:p>11.3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0.13" calcext:value-type="float">
            <text:p>10.1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8.22" calcext:value-type="float">
            <text:p>8.2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5.18" calcext:value-type="float">
            <text:p>5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6.2" calcext:value-type="float">
            <text:p>6.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5.2" calcext:value-type="float">
            <text:p>5.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5.38" calcext:value-type="float">
            <text:p>5.3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5.7" calcext:value-type="float">
            <text:p>5.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4.8" calcext:value-type="float">
            <text:p>4.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5.72" calcext:value-type="float">
            <text:p>5.7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5.2" calcext:value-type="float">
            <text:p>5.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4.07" calcext:value-type="float">
            <text:p>4.0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6.31" calcext:value-type="float">
            <text:p>6.3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4.06" calcext:value-type="float">
            <text:p>4.0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6.33" calcext:value-type="float">
            <text:p>6.3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6.6" calcext:value-type="float">
            <text:p>6.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9.67" calcext:value-type="float">
            <text:p>19.6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15.27" calcext:value-type="float">
            <text:p>15.2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15.47" calcext:value-type="float">
            <text:p>15.4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14.19" calcext:value-type="float">
            <text:p>14.1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4.59" calcext:value-type="float">
            <text:p>14.5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13.28" calcext:value-type="float">
            <text:p>13.2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3.21" calcext:value-type="float">
            <text:p>13.2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10.88" calcext:value-type="float">
            <text:p>10.8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13.62" calcext:value-type="float">
            <text:p>13.6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9.81" calcext:value-type="float">
            <text:p>9.8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12.31" calcext:value-type="float">
            <text:p>12.3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2.1" calcext:value-type="float">
            <text:p>12.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12.57" calcext:value-type="float">
            <text:p>12.5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8.47" calcext:value-type="float">
            <text:p>8.4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9.06" calcext:value-type="float">
            <text:p>9.0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8.18" calcext:value-type="float">
            <text:p>8.1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8.39" calcext:value-type="float">
            <text:p>8.3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9.17" calcext:value-type="float">
            <text:p>9.17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1.94" calcext:value-type="float">
            <text:p>11.94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8.79" calcext:value-type="float">
            <text:p>8.7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7.69" calcext:value-type="float">
            <text:p>7.6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8.54" calcext:value-type="float">
            <text:p>8.54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8.29" calcext:value-type="float">
            <text:p>8.2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8.13" calcext:value-type="float">
            <text:p>8.1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9.56" calcext:value-type="float">
            <text:p>9.56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8.93" calcext:value-type="float">
            <text:p>8.93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5" office:value-type="string" calcext:value-type="string">
            <text:p>Early fecundity (# offspring)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style-name="ce13"/>
          <table:table-cell table:style-name="ce14" office:value-type="string" calcext:value-type="string">
            <text:p>Paper title</text:p>
          </table:table-cell>
          <table:table-cell table:style-name="ce14" office:value-type="string" calcext:value-type="string">
            <text:p>paper_reference</text:p>
          </table:table-cell>
          <table:table-cell table:style-name="ce14" office:value-type="string" calcext:value-type="string">
            <text:p>fitness_proxy_used</text:p>
          </table:table-cell>
          <table:table-cell table:style-name="ce13"/>
          <table:table-cell table:style-name="ce13" office:value-type="string" calcext:value-type="string">
            <text:p>data extraction method </text:p>
          </table:table-cell>
          <table:table-cell table:style-name="ce13" office:value-type="string" calcext:value-type="string">
            <text:p>Mean( sex not considered)</text:p>
          </table:table-cell>
          <table:table-cell table:style-name="ce13" office:value-type="string" calcext:value-type="string">
            <text:p>standard error</text:p>
          </table:table-cell>
          <table:table-cell table:style-name="ce13" office:value-type="string" calcext:value-type="string">
            <text:p>Confidence interval </text:p>
          </table:table-cell>
          <table:table-cell table:style-name="ce13" office:value-type="string" calcext:value-type="string">
            <text:p>Mean ( Male)</text:p>
          </table:table-cell>
          <table:table-cell table:style-name="ce13" office:value-type="string" calcext:value-type="string">
            <text:p>Standard error (Male </text:p>
          </table:table-cell>
          <table:table-cell table:style-name="ce13" office:value-type="string" calcext:value-type="string">
            <text:p>Mean (Female)</text:p>
          </table:table-cell>
          <table:table-cell table:style-name="ce13" office:value-type="string" calcext:value-type="string">
            <text:p>Standard error (female)</text:p>
          </table:table-cell>
          <table:table-cell table:style-name="ce13" office:value-type="string" calcext:value-type="string">
            <text:p>median female</text:p>
          </table:table-cell>
          <table:table-cell table:style-name="ce13" office:value-type="string" calcext:value-type="string">
            <text:p>median male </text:p>
          </table:table-cell>
          <table:table-cell table:style-name="ce13" office:value-type="string" calcext:value-type="string">
            <text:p>standard deviation</text:p>
          </table:table-cell>
          <table:table-cell table:style-name="ce13" office:value-type="string" calcext:value-type="string">
            <text:p>variance </text:p>
          </table:table-cell>
          <table:table-cell table:style-name="ce13" office:value-type="string" calcext:value-type="string">
            <text:p>effect sizes</text:p>
          </table:table-cell>
          <table:table-cell table:style-name="ce13" office:value-type="string" calcext:value-type="string">
            <text:p>Selection Temperature</text:p>
          </table:table-cell>
          <table:table-cell table:style-name="ce13" office:value-type="string" calcext:value-type="string">
            <text:p>Assay Temperature</text:p>
          </table:table-cell>
          <table:table-cell table:style-name="ce13" office:value-type="string" calcext:value-type="string">
            <text:p>Control/selection line </text:p>
          </table:table-cell>
          <table:table-cell table:style-name="ce13" office:value-type="string" calcext:value-type="string">
            <text:p>Time series </text:p>
          </table:table-cell>
          <table:table-cell table:style-name="ce13" office:value-type="string" calcext:value-type="string">
            <text:p>Replicate</text:p>
          </table:table-cell>
          <table:table-cell table:style-name="ce13" office:value-type="string" calcext:value-type="string">
            <text:p>Male Data </text:p>
          </table:table-cell>
          <table:table-cell table:style-name="ce13" office:value-type="string" calcext:value-type="string">
            <text:p>Female data </text:p>
          </table:table-cell>
          <table:table-cell table:style-name="ce13" office:value-type="string" calcext:value-type="string">
            <text:p>Culture plate </text:p>
          </table:table-cell>
          <table:table-cell table:style-name="ce13" office:value-type="string" calcext:value-type="string">
            <text:p>Sex not considered data </text:p>
          </table:table-cell>
          <table:table-cell table:style-name="ce13" office:value-type="string" calcext:value-type="string">
            <text:p>Technical replicate</text:p>
          </table:table-cell>
          <table:table-cell table:style-name="ce13" table:number-columns-repeated="14"/>
          <table:table-cell table:number-columns-repeated="98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Larval development time (hours)</text:p>
          </table:table-cell>
          <table:table-cell table:number-columns-repeated="2"/>
          <table:table-cell office:value-type="float" office:value="282.572809236557" calcext:value-type="float">
            <text:p>282.572809236557</text:p>
          </table:table-cell>
          <table:table-cell/>
          <table:table-cell office:value-type="float" office:value="1.18240686687852" calcext:value-type="float">
            <text:p>1.18240686687852</text:p>
          </table:table-cell>
          <table:table-cell table:number-columns-repeated="9"/>
          <table:table-cell table:number-columns-repeated="2" office:value-type="float" office:value="16.5" calcext:value-type="float">
            <text:p>1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76.829690168861" calcext:value-type="float">
            <text:p>276.829690168861</text:p>
          </table:table-cell>
          <table:table-cell/>
          <table:table-cell office:value-type="float" office:value="1.68915266696934" calcext:value-type="float">
            <text:p>1.68915266696934</text:p>
          </table:table-cell>
          <table:table-cell table:number-columns-repeated="9"/>
          <table:table-cell table:number-columns-repeated="2" office:value-type="float" office:value="16.5" calcext:value-type="float">
            <text:p>16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77.167520702255" calcext:value-type="float">
            <text:p>277.167520702255</text:p>
          </table:table-cell>
          <table:table-cell/>
          <table:table-cell office:value-type="float" office:value="1.85806793366629" calcext:value-type="float">
            <text:p>1.85806793366629</text:p>
          </table:table-cell>
          <table:table-cell table:number-columns-repeated="9"/>
          <table:table-cell table:number-columns-repeated="2" office:value-type="float" office:value="16.5" calcext:value-type="float">
            <text:p>16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86.964606170677" calcext:value-type="float">
            <text:p>286.964606170677</text:p>
          </table:table-cell>
          <table:table-cell/>
          <table:table-cell office:value-type="float" office:value="0.844576333484724" calcext:value-type="float">
            <text:p>0.844576333484724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83.924131370133" calcext:value-type="float">
            <text:p>283.924131370133</text:p>
          </table:table-cell>
          <table:table-cell/>
          <table:table-cell office:value-type="float" office:value="1.85806793366629" calcext:value-type="float">
            <text:p>1.85806793366629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286.120029837193" calcext:value-type="float">
            <text:p>286.120029837193</text:p>
          </table:table-cell>
          <table:table-cell/>
          <table:table-cell office:value-type="float" office:value="1.85806793366629" calcext:value-type="float">
            <text:p>1.85806793366629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Larval development time (hours)</text:p>
          </table:table-cell>
          <table:table-cell table:number-columns-repeated="2"/>
          <table:table-cell office:value-type="float" office:value="121.945121794707" calcext:value-type="float">
            <text:p>121.945121794707</text:p>
          </table:table-cell>
          <table:table-cell/>
          <table:table-cell office:value-type="float" office:value="1.40763366616187" calcext:value-type="float">
            <text:p>1.40763366616187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21.261069329295" calcext:value-type="float">
            <text:p>121.261069329295</text:p>
          </table:table-cell>
          <table:table-cell/>
          <table:table-cell office:value-type="float" office:value="0.9384224441079" calcext:value-type="float">
            <text:p>0.9384224441079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22.687954002926" calcext:value-type="float">
            <text:p>122.687954002926</text:p>
          </table:table-cell>
          <table:table-cell/>
          <table:table-cell office:value-type="float" office:value="1.17328473523449" calcext:value-type="float">
            <text:p>1.17328473523449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23.997792551144" calcext:value-type="float">
            <text:p>123.997792551144</text:p>
          </table:table-cell>
          <table:table-cell/>
          <table:table-cell office:value-type="float" office:value="0.645165430324198" calcext:value-type="float">
            <text:p>0.645165430324198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23.782951307785" calcext:value-type="float">
            <text:p>123.782951307785</text:p>
          </table:table-cell>
          <table:table-cell/>
          <table:table-cell office:value-type="float" office:value="0.527990964860479" calcext:value-type="float">
            <text:p>0.527990964860479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float" office:value="123.920018480967" calcext:value-type="float">
            <text:p>123.920018480967</text:p>
          </table:table-cell>
          <table:table-cell/>
          <table:table-cell office:value-type="float" office:value="0.762596575887429" calcext:value-type="float">
            <text:p>0.762596575887429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Pupal period (Hours)</text:p>
          </table:table-cell>
          <table:table-cell table:number-columns-repeated="4"/>
          <table:table-cell office:value-type="float" office:value="1.61290322580646" calcext:value-type="float">
            <text:p>1.61290322580646</text:p>
          </table:table-cell>
          <table:table-cell table:number-columns-repeated="2"/>
          <table:table-cell office:value-type="float" office:value="221.774193548387" calcext:value-type="float">
            <text:p>221.774193548387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61290322580643" calcext:value-type="float">
            <text:p>1.61290322580643</text:p>
          </table:table-cell>
          <table:table-cell table:number-columns-repeated="2"/>
          <table:table-cell office:value-type="float" office:value="216.935483870968" calcext:value-type="float">
            <text:p>216.935483870968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61290322580643" calcext:value-type="float">
            <text:p>1.61290322580643</text:p>
          </table:table-cell>
          <table:table-cell table:number-columns-repeated="2"/>
          <table:table-cell office:value-type="float" office:value="216.935483870968" calcext:value-type="float">
            <text:p>216.935483870968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61290322580646" calcext:value-type="float">
            <text:p>1.61290322580646</text:p>
          </table:table-cell>
          <table:table-cell table:number-columns-repeated="2"/>
          <table:table-cell office:value-type="float" office:value="223.387096774194" calcext:value-type="float">
            <text:p>223.38709677419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61290322580646" calcext:value-type="float">
            <text:p>1.61290322580646</text:p>
          </table:table-cell>
          <table:table-cell table:number-columns-repeated="2"/>
          <table:table-cell office:value-type="float" office:value="220.967741935484" calcext:value-type="float">
            <text:p>220.96774193548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61290322580649" calcext:value-type="float">
            <text:p>1.61290322580649</text:p>
          </table:table-cell>
          <table:table-cell table:number-columns-repeated="2"/>
          <table:table-cell office:value-type="float" office:value="225.403225806452" calcext:value-type="float">
            <text:p>225.403225806452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Pupal period (Hours)</text:p>
          </table:table-cell>
          <table:table-cell table:number-columns-repeated="4"/>
          <table:table-cell office:value-type="float" office:value="1.20967741935482" calcext:value-type="float">
            <text:p>1.20967741935482</text:p>
          </table:table-cell>
          <table:table-cell office:value-type="float" office:value="232.258064516129" calcext:value-type="float">
            <text:p>232.258064516129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61290322580646" calcext:value-type="float">
            <text:p>1.61290322580646</text:p>
          </table:table-cell>
          <table:table-cell office:value-type="float" office:value="231.451612903226" calcext:value-type="float">
            <text:p>231.451612903226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0.806451612903203" calcext:value-type="float">
            <text:p>0.806451612903203</text:p>
          </table:table-cell>
          <table:table-cell office:value-type="float" office:value="232.258064516129" calcext:value-type="float">
            <text:p>232.258064516129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2.01612903225808" calcext:value-type="float">
            <text:p>2.01612903225808</text:p>
          </table:table-cell>
          <table:table-cell office:value-type="float" office:value="231.854838709677" calcext:value-type="float">
            <text:p>231.85483870967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2.01612903225808" calcext:value-type="float">
            <text:p>2.01612903225808</text:p>
          </table:table-cell>
          <table:table-cell office:value-type="float" office:value="230.645161290323" calcext:value-type="float">
            <text:p>230.645161290323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2.41935483870967" calcext:value-type="float">
            <text:p>2.41935483870967</text:p>
          </table:table-cell>
          <table:table-cell office:value-type="float" office:value="234.677419354839" calcext:value-type="float">
            <text:p>234.677419354839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Pupal period (Hours)</text:p>
          </table:table-cell>
          <table:table-cell table:number-columns-repeated="4"/>
          <table:table-cell office:value-type="float" office:value="1.68371352785141" calcext:value-type="float">
            <text:p>1.68371352785141</text:p>
          </table:table-cell>
          <table:table-cell table:number-columns-repeated="2"/>
          <table:table-cell office:value-type="float" office:value="96.3676392572945" calcext:value-type="float">
            <text:p>96.3676392572945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30938992042439" calcext:value-type="float">
            <text:p>1.30938992042439</text:p>
          </table:table-cell>
          <table:table-cell table:number-columns-repeated="2"/>
          <table:table-cell office:value-type="float" office:value="95.3070557029178" calcext:value-type="float">
            <text:p>95.3070557029178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2.24594164456235" calcext:value-type="float">
            <text:p>2.24594164456235</text:p>
          </table:table-cell>
          <table:table-cell table:number-columns-repeated="2"/>
          <table:table-cell office:value-type="float" office:value="98.1776127320955" calcext:value-type="float">
            <text:p>98.1776127320955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12297082228116" calcext:value-type="float">
            <text:p>1.12297082228116</text:p>
          </table:table-cell>
          <table:table-cell table:number-columns-repeated="2"/>
          <table:table-cell office:value-type="float" office:value="92.6251458885942" calcext:value-type="float">
            <text:p>92.6251458885942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68445623342174" calcext:value-type="float">
            <text:p>1.68445623342174</text:p>
          </table:table-cell>
          <table:table-cell table:number-columns-repeated="2"/>
          <table:table-cell office:value-type="float" office:value="91.9388859416446" calcext:value-type="float">
            <text:p>91.9388859416446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0.748647214854117" calcext:value-type="float">
            <text:p>0.748647214854117</text:p>
          </table:table-cell>
          <table:table-cell table:number-columns-repeated="2"/>
          <table:table-cell office:value-type="float" office:value="89.5681697612732" calcext:value-type="float">
            <text:p>89.5681697612732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Pupal period (Hours)</text:p>
          </table:table-cell>
          <table:table-cell table:number-columns-repeated="4"/>
          <table:table-cell office:value-type="float" office:value="1.70663018559389" calcext:value-type="float">
            <text:p>1.70663018559389</text:p>
          </table:table-cell>
          <table:table-cell office:value-type="float" office:value="106.168685772916" calcext:value-type="float">
            <text:p>106.168685772916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27997263919542" calcext:value-type="float">
            <text:p>1.27997263919542</text:p>
          </table:table-cell>
          <table:table-cell office:value-type="float" office:value="102.827247513747" calcext:value-type="float">
            <text:p>102.827247513747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2.34661650519163" calcext:value-type="float">
            <text:p>2.34661650519163</text:p>
          </table:table-cell>
          <table:table-cell office:value-type="float" office:value="105.885672450556" calcext:value-type="float">
            <text:p>105.885672450556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06664386599618" calcext:value-type="float">
            <text:p>1.06664386599618</text:p>
          </table:table-cell>
          <table:table-cell office:value-type="float" office:value="99.9842889129959" calcext:value-type="float">
            <text:p>99.9842889129959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1.06664386599621" calcext:value-type="float">
            <text:p>1.06664386599621</text:p>
          </table:table-cell>
          <table:table-cell office:value-type="float" office:value="96.6411406035409" calcext:value-type="float">
            <text:p>96.6411406035409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number-columns-repeated="8"/>
          <table:table-cell office:value-type="float" office:value="0.853315092796947" calcext:value-type="float">
            <text:p>0.853315092796947</text:p>
          </table:table-cell>
          <table:table-cell office:value-type="float" office:value="97.1396202619583" calcext:value-type="float">
            <text:p>97.1396202619583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%wild type adults</text:p>
          </table:table-cell>
          <table:table-cell table:number-columns-repeated="2"/>
          <table:table-cell office:value-type="float" office:value="41.0353535353535" calcext:value-type="float">
            <text:p>41.0353535353535</text:p>
          </table:table-cell>
          <table:table-cell/>
          <table:table-cell office:value-type="float" office:value="1.51515151515152" calcext:value-type="float">
            <text:p>1.51515151515152</text:p>
          </table:table-cell>
          <table:table-cell table:number-columns-repeated="9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low density 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6.010101010101" calcext:value-type="float">
            <text:p>26.010101010101</text:p>
          </table:table-cell>
          <table:table-cell/>
          <table:table-cell office:value-type="float" office:value="2.3989898989899" calcext:value-type="float">
            <text:p>2.3989898989899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medium density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9.040404040404" calcext:value-type="float">
            <text:p>29.040404040404</text:p>
          </table:table-cell>
          <table:table-cell/>
          <table:table-cell office:value-type="float" office:value="2.9040404040404" calcext:value-type="float">
            <text:p>2.9040404040404</text:p>
          </table:table-cell>
          <table:table-cell table:number-columns-repeated="9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high density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2.4747474747475" calcext:value-type="float">
            <text:p>22.4747474747475</text:p>
          </table:table-cell>
          <table:table-cell/>
          <table:table-cell office:value-type="float" office:value="0.631313131313135" calcext:value-type="float">
            <text:p>0.63131313131313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low density 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2.979797979798" calcext:value-type="float">
            <text:p>22.979797979798</text:p>
          </table:table-cell>
          <table:table-cell/>
          <table:table-cell office:value-type="float" office:value="1.13636363636365" calcext:value-type="float">
            <text:p>1.13636363636365</text:p>
          </table:table-cell>
          <table:table-cell table:number-columns-repeated="9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medium density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0.7070707070707" calcext:value-type="float">
            <text:p>20.7070707070707</text:p>
          </table:table-cell>
          <table:table-cell/>
          <table:table-cell office:value-type="float" office:value="2.14646464646464" calcext:value-type="float">
            <text:p>2.14646464646464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igh density</text:p>
          </table:table-cell>
          <table:table-cell table:number-columns-repeated="100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%wild type adults</text:p>
          </table:table-cell>
          <table:table-cell table:number-columns-repeated="2"/>
          <table:table-cell office:value-type="float" office:value="23.8011695906433" calcext:value-type="float">
            <text:p>23.8011695906433</text:p>
          </table:table-cell>
          <table:table-cell/>
          <table:table-cell office:value-type="float" office:value="0.760233918128662" calcext:value-type="float">
            <text:p>0.760233918128662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 density 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34.9707602339181" calcext:value-type="float">
            <text:p>34.9707602339181</text:p>
          </table:table-cell>
          <table:table-cell/>
          <table:table-cell office:value-type="float" office:value="1.75438596491227" calcext:value-type="float">
            <text:p>1.75438596491227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medium density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1.9883040935673" calcext:value-type="float">
            <text:p>21.9883040935673</text:p>
          </table:table-cell>
          <table:table-cell/>
          <table:table-cell office:value-type="float" office:value="0.935672514619881" calcext:value-type="float">
            <text:p>0.935672514619881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gh density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8.187134502924" calcext:value-type="float">
            <text:p>28.187134502924</text:p>
          </table:table-cell>
          <table:table-cell/>
          <table:table-cell office:value-type="float" office:value="1.52046783625732" calcext:value-type="float">
            <text:p>1.52046783625732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low density 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0.1169590643275" calcext:value-type="float">
            <text:p>20.1169590643275</text:p>
          </table:table-cell>
          <table:table-cell/>
          <table:table-cell office:value-type="float" office:value="1.52046783625732" calcext:value-type="float">
            <text:p>1.52046783625732</text:p>
          </table:table-cell>
          <table:table-cell table:number-columns-repeated="9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ium density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float" office:value="25.6140350877193" calcext:value-type="float">
            <text:p>25.6140350877193</text:p>
          </table:table-cell>
          <table:table-cell/>
          <table:table-cell office:value-type="float" office:value="0.701754385964904" calcext:value-type="float">
            <text:p>0.701754385964904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igh density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7:17:53.530932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1:28:18.793968817</meta:creation-date>
    <meta:generator>LibreOffice/6.0.7.3$Linux_X86_64 LibreOffice_project/00m0$Build-3</meta:generator>
    <dc:date>2021-05-11T22:58:20.068528428</dc:date>
    <meta:editing-duration>P16DT3H32M15S</meta:editing-duration>
    <meta:editing-cycles>107</meta:editing-cycles>
    <meta:document-statistic meta:table-count="1" meta:cell-count="4200" meta:object-count="0"/>
  </office:meta>
</office:document-meta>
</file>